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fo:orphans="0" fo:widows="0"/>
      <style:text-properties style:font-name="Times New Roman" style:font-name-asian="Times New Roman2" style:font-name-complex="Times New Roman2"/>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fo:padding="0in" fo:border="none"/>
      <style:text-properties style:font-name="Times New Roman" style:font-name-asian="Times New Roman2" style:font-name-complex="Times New Roman2"/>
    </style:style>
    <style:style style:name="P4" style:family="paragraph" style:parent-style-name="Standard">
      <style:paragraph-properties fo:text-align="justify" style:justify-single-word="false" fo:orphans="0" fo:widows="0" fo:padding="0in" fo:border="none"/>
      <style:text-properties style:font-name="Times New Roman" fo:font-weight="bold" style:font-name-asian="Times New Roman2" style:font-weight-asian="bold" style:font-name-complex="Times New Roman2"/>
    </style:style>
    <style:style style:name="P5" style:family="paragraph" style:parent-style-name="Standard">
      <style:paragraph-properties fo:text-align="justify" style:justify-single-word="false" fo:orphans="0" fo:widows="0" fo:padding="0in" fo:border="none"/>
      <style:text-properties style:font-name="Times New Roman" fo:font-weight="bold" style:font-name-asian="Times New Roman2" style:font-weight-asian="bold" style:font-name-complex="Times New Roman2" fo:background-color="#ffffff"/>
    </style:style>
    <style:style style:name="P6" style:family="paragraph" style:parent-style-name="Standard">
      <style:paragraph-properties fo:text-align="justify" style:justify-single-word="false" fo:orphans="0" fo:widows="0" fo:padding="0in" fo:border="none"/>
      <style:text-properties style:font-name="Times New Roman" fo:font-style="italic" style:font-name-asian="Times New Roman2" style:font-style-asian="italic" style:font-name-complex="Times New Roman2"/>
    </style:style>
    <style:style style:name="P7" style:family="paragraph" style:parent-style-name="Standard">
      <style:paragraph-properties fo:text-align="justify" style:justify-single-word="false" fo:orphans="0" fo:widows="0" fo:padding="0in" fo:border="none"/>
    </style:style>
    <style:style style:name="P8" style:family="paragraph" style:parent-style-name="Standard" style:list-style-name="WWNum2">
      <style:paragraph-properties fo:margin-left="0.5in" fo:margin-right="0in" fo:text-align="justify" style:justify-single-word="false" fo:orphans="0" fo:widows="0" fo:text-indent="-0.25in" style:auto-text-indent="false" fo:padding="0in" fo:border="none"/>
    </style:style>
    <style:style style:name="P9" style:family="paragraph" style:parent-style-name="Standard" style:list-style-name="WWNum5">
      <style:paragraph-properties fo:margin-left="0.5in" fo:margin-right="0in" fo:text-align="justify" style:justify-single-word="false" fo:orphans="0" fo:widows="0" fo:text-indent="-0.25in" style:auto-text-indent="false" fo:padding="0in" fo:border="none"/>
    </style:style>
    <style:style style:name="P10" style:family="paragraph" style:parent-style-name="Standard" style:list-style-name="WWNum9">
      <style:paragraph-properties fo:margin-left="0.5in" fo:margin-right="0in" fo:text-align="justify" style:justify-single-word="false" fo:orphans="0" fo:widows="0" fo:text-indent="-0.25in" style:auto-text-indent="false" fo:padding="0in" fo:border="none"/>
    </style:style>
    <style:style style:name="P11" style:family="paragraph" style:parent-style-name="Standard" style:list-style-name="WWNum7">
      <style:paragraph-properties fo:margin-left="0.5in" fo:margin-right="0in" fo:text-align="justify" style:justify-single-word="false" fo:orphans="0" fo:widows="0" fo:text-indent="-0.25in" style:auto-text-indent="false" fo:padding="0in" fo:border="none"/>
    </style:style>
    <style:style style:name="P12" style:family="paragraph" style:parent-style-name="Standard" style:list-style-name="WWNum3">
      <style:paragraph-properties fo:margin-left="0.5in" fo:margin-right="0in" fo:text-align="justify" style:justify-single-word="false" fo:orphans="0" fo:widows="0" fo:text-indent="-0.25in" style:auto-text-indent="false" fo:padding="0in" fo:border="none"/>
    </style:style>
    <style:style style:name="P13" style:family="paragraph" style:parent-style-name="Standard" style:list-style-name="WWNum4">
      <style:paragraph-properties fo:margin-left="0.5in" fo:margin-right="0in" fo:text-align="justify" style:justify-single-word="false" fo:orphans="0" fo:widows="0" fo:text-indent="-0.25in" style:auto-text-indent="false" fo:padding="0in" fo:border="none"/>
    </style:style>
    <style:style style:name="P14" style:family="paragraph" style:parent-style-name="Standard" style:list-style-name="WWNum7">
      <style:paragraph-properties fo:margin-left="0.5in" fo:margin-right="0in" fo:text-align="justify" style:justify-single-word="false" fo:orphans="0" fo:widows="0" fo:text-indent="-0.25in" style:auto-text-indent="false"/>
    </style:style>
    <style:style style:name="P15" style:family="paragraph" style:parent-style-name="Standard" style:list-style-name="WWNum4">
      <style:paragraph-properties fo:margin-left="0.5in" fo:margin-right="0in" fo:text-align="justify" style:justify-single-word="false" fo:orphans="0" fo:widows="0" fo:text-indent="-0.25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8">
      <style:paragraph-properties fo:margin-left="0.4165in" fo:margin-right="0in" fo:text-align="justify" style:justify-single-word="false" fo:orphans="0" fo:widows="0" fo:text-indent="-0.25in" style:auto-text-indent="false" fo:padding="0in" fo:border="none"/>
    </style:style>
    <style:style style:name="P18" style:family="paragraph" style:parent-style-name="Standard" style:list-style-name="WWNum6">
      <style:paragraph-properties fo:margin-left="0.4165in" fo:margin-right="0in" fo:text-align="justify" style:justify-single-word="false" fo:orphans="0" fo:widows="0" fo:text-indent="-0.25in" style:auto-text-indent="false" fo:padding="0in" fo:border="none"/>
    </style:style>
    <style:style style:name="P19" style:family="paragraph" style:parent-style-name="Standard" style:list-style-name="WWNum1">
      <style:paragraph-properties fo:margin-left="0.4165in" fo:margin-right="0in" fo:text-align="justify" style:justify-single-word="false" fo:orphans="0" fo:widows="0" fo:text-indent="-0.25in" style:auto-text-indent="false" fo:padding="0in" fo:border="none"/>
    </style:style>
    <style:style style:name="P20" style:family="paragraph" style:parent-style-name="Heading_20_2" style:master-page-name="Standard">
      <style:paragraph-properties fo:margin-top="0.1563in" fo:margin-bottom="0.0827in" loext:contextual-spacing="false" fo:line-height="100%" fo:text-align="justify" style:justify-single-word="false" fo:keep-together="auto" fo:orphans="0" fo:widows="0" style:page-number="1" fo:padding="0in" fo:border="none" fo:keep-with-next="auto"/>
    </style:style>
    <style:style style:name="P21" style:family="paragraph" style:parent-style-name="Heading_20_2">
      <style:paragraph-properties fo:text-align="justify" style:justify-single-word="false" fo:orphans="0" fo:widows="0" fo:break-before="page"/>
    </style:style>
    <style:style style:name="P22" style:family="paragraph" style:parent-style-name="Heading_20_3">
      <style:paragraph-properties fo:text-align="justify" style:justify-single-word="false" fo:orphans="0" fo:widows="0"/>
    </style:style>
    <style:style style:name="P23" style:family="paragraph" style:parent-style-name="Heading_20_3">
      <style:paragraph-properties fo:text-align="justify" style:justify-single-word="false" fo:orphans="0" fo:widows="0" fo:break-before="page" fo:padding="0in" fo:border="none"/>
    </style:style>
    <style:style style:name="P24" style:family="paragraph" style:parent-style-name="Heading_20_3">
      <style:paragraph-properties fo:text-align="justify" style:justify-single-word="false" fo:orphans="0" fo:widows="0" fo:break-before="page"/>
    </style:style>
    <style:style style:name="P25" style:family="paragraph" style:parent-style-name="Heading_20_3">
      <style:paragraph-properties fo:text-align="justify" style:justify-single-word="false" fo:orphans="0" fo:widows="0" fo:padding="0in" fo:border="none"/>
      <style:text-properties fo:font-weight="bold" style:font-weight-asian="bold"/>
    </style:style>
    <style:style style:name="P26" style:family="paragraph" style:parent-style-name="Heading_20_3">
      <style:paragraph-properties fo:text-align="justify" style:justify-single-word="false" fo:orphans="0" fo:widows="0" fo:padding="0in" fo:border="none"/>
      <style:text-properties style:font-name="Times New Roman" style:font-name-asian="Times New Roman2" style:font-name-complex="Times New Roman2"/>
    </style:style>
    <style:style style:name="T1" style:family="text">
      <style:text-properties fo:font-size="18pt" fo:font-weight="bold" style:font-size-asian="18pt" style:font-weight-asian="bold" style:font-size-complex="18pt"/>
    </style:style>
    <style:style style:name="T2" style:family="text">
      <style:text-properties style:font-name="Times New Roman" fo:font-size="18pt" fo:font-weight="bold" style:font-name-asian="Times New Roman2" style:font-size-asian="18pt" style:font-weight-asian="bold" style:font-name-complex="Times New Roman2" style:font-size-complex="18pt"/>
    </style:style>
    <style:style style:name="T3" style:family="text">
      <style:text-properties style:font-name="Times New Roman" style:font-name-asian="Times New Roman2" style:font-name-complex="Times New Roman2"/>
    </style:style>
    <style:style style:name="T4" style:family="text">
      <style:text-properties style:font-name="Times New Roman" fo:font-weight="bold" style:font-name-asian="Times New Roman2" style:font-weight-asian="bold" style:font-name-complex="Times New Roman2"/>
    </style:style>
    <style:style style:name="T5" style:family="text">
      <style:text-properties style:font-name="Times New Roman" fo:font-weight="bold" style:font-name-asian="Times New Roman2" style:font-weight-asian="bold" style:font-name-complex="Times New Roman2" fo:background-color="#ffffff"/>
    </style:style>
    <style:style style:name="T6" style:family="text">
      <style:text-properties style:font-name="Times New Roman" fo:font-size="14pt" fo:font-weight="bold" style:font-name-asian="Times New Roman2" style:font-size-asian="14pt" style:font-weight-asian="bold" style:font-name-complex="Times New Roman2" style:font-size-complex="14pt"/>
    </style:style>
    <style:style style:name="T7" style:family="text">
      <style:text-properties style:font-name="Times New Roman" fo:font-style="italic" style:font-name-asian="Times New Roman2" style:font-style-asian="italic" style:font-name-complex="Times New Roman2"/>
    </style:style>
    <style:style style:name="T8" style:family="text">
      <style:text-properties style:font-name="Times New Roman" fo:font-style="italic" fo:font-weight="bold" style:font-name-asian="Times New Roman2" style:font-style-asian="italic" style:font-weight-asian="bold" style:font-name-complex="Times New Roman2"/>
    </style:style>
    <style:style style:name="T9" style:family="text">
      <style:text-properties style:font-name="Times New Roman" style:text-underline-style="none" style:font-name-asian="Times New Roman2" style:font-name-complex="Times New Roman2"/>
    </style:style>
    <style:style style:name="T10" style:family="text">
      <style:text-properties fo:color="#1155cc" style:font-name="Times New Roman" style:text-underline-style="solid" style:text-underline-width="auto" style:text-underline-color="font-color" style:font-name-asian="Times New Roman2" style:font-name-complex="Times New Roman2"/>
    </style:style>
    <style:style style:name="T11" style:family="text">
      <style:text-properties fo:color="#1155cc" style:font-name="Times New Roman" style:text-underline-style="solid" style:text-underline-width="auto" style:text-underline-color="font-color" fo:font-weight="bold" style:font-name-asian="Times New Roman2" style:font-weight-asian="bold" style:font-name-complex="Times New Roman2"/>
    </style:style>
    <style:style style:name="T12" style:family="text">
      <style:text-properties fo:color="#1155cc" style:font-name="Consolas" style:text-underline-style="solid" style:text-underline-width="auto" style:text-underline-color="font-color" style:font-name-asian="Consolas1" style:font-name-complex="Consolas1"/>
    </style:style>
    <style:style style:name="T13" style:family="text">
      <style:text-properties fo:font-weight="bold" style:font-weight-asian="bold"/>
    </style:style>
    <style:style style:name="T14" style:family="text">
      <style:text-properties style:font-name="Consolas" fo:font-weight="bold" style:font-name-asian="Consolas1" style:font-weight-asian="bold" style:font-name-complex="Consolas1"/>
    </style:style>
    <style:style style:name="T15" style:family="text">
      <style:text-properties style:font-name="Consolas" fo:font-weight="bold" style:font-name-asian="Consolas1" style:font-weight-asian="bold" style:font-name-complex="Consolas1" fo:background-color="#ffffff"/>
    </style:style>
    <style:style style:name="T16" style:family="text">
      <style:text-properties style:font-name="Consolas" style:font-name-asian="Consolas1" style:font-name-complex="Consolas1"/>
    </style:style>
    <style:style style:name="T17" style:family="text">
      <style:text-properties style:font-name="Consolas" fo:font-size="9pt" style:font-name-asian="Consolas1" style:font-size-asian="9pt" style:font-name-complex="Consolas1" style:font-size-complex="9pt"/>
    </style:style>
    <style:style style:name="T18" style:family="text">
      <style:text-properties fo:color="#434343"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w3zunn2w0m25"/><text:span text:style-name="T1">CCPS 109 Weekly Labs</text:span></text:p>
      <text:p text:style-name="P3"/>
      <text:p text:style-name="P2"><text:span text:style-name="T3">This document contains the specifications for the weekly labs of the course </text:span><text:span text:style-name="T4">CCPS 109 Computer Science I</text:span><text:span text:style-name="T3">, as taught by </text:span><text:a xlink:type="simple" xlink:href="http://scs.ryerson.ca/~ikokkari/" text:style-name="ListLabel_20_82" text:visited-style-name="ListLabel_20_82"><text:span text:style-name="T10">Ilkka Kokkarinen</text:span></text:a><text:span text:style-name="T3">. </text:span></text:p>
      <text:p text:style-name="P1"/>
      <text:p text:style-name="P22"><text:bookmark text:name="_foi8wp4islcd"/><text:span text:style-name="T13">General instructions (READ THESE BEFORE DOING ANY LABS!)</text:span></text:p>
      <text:p text:style-name="P3"/>
      <text:p text:style-name="P7"><text:span text:style-name="T6">What you must do</text:span><text:span text:style-name="T3">: For every lab, </text:span><text:span text:style-name="T4">the instructor provides a JUnit test suite that you must use to verify that your code works correctly</text:span><text:span text:style-name="T3">. Create and copy that test class in your BlueJ project alongside the class that the lab specification asks you to write. Once you have written all required methods in your class, or at least written do-nothing stubs for them, you can compile the test class. BlueJ displays JUnit test classes in green instead of the usual yellow. The popup menu of the test class allows you to run either all tests at once, or only one individual test.</text:span></text:p>
      <text:p text:style-name="P3"/>
      <text:p text:style-name="P7"><text:span text:style-name="T3">The test classes do not have syntax errors, so please don't waste our time by emailing me to tell me that my tester does not compile.</text:span><text:span text:style-name="T4"> If the test class does not compile for you, it means that either some method in your class is missing or misspelled, or that you have copy-pasted the test class incompletely.</text:span><text:span text:style-name="T3"> To allow the test class to compile and run, you must write every class name, method name, and the parameter list of every method </text:span><text:span text:style-name="T4">exactly</text:span><text:span text:style-name="T3"> as it is specified in that lab question!</text:span></text:p>
      <text:p text:style-name="P3"/>
      <text:p text:style-name="P2"><text:span text:style-name="T4">You are not allowed to modify the instructor-provided JUnit test class in any way</text:span><text:span text:style-name="T3">! Especially any modification that intentionally attempts to make your non-working methods seem like they pass my tests is treated as blatant </text:span><text:span text:style-name="T4">academic dishonesty</text:span><text:span text:style-name="T3"> and will automatically, with a zero tolerance policy, be punished by </text:span><text:span text:style-name="T4">forfeiture of all lab marks from this course</text:span><text:span text:style-name="T3">. Please do not attempt to trick me or the JUnit test class, not even as a prank.</text:span></text:p>
      <text:p text:style-name="P1"/>
      <text:p text:style-name="P2"><text:a xlink:type="simple" xlink:href="http://www.catb.org/esr/writings/taoup/html/ch11s09.html" text:style-name="ListLabel_20_83" text:visited-style-name="ListLabel_20_83"><text:span text:style-name="T11">Silence is golden!</text:span></text:a><text:span text:style-name="T3"> In every lab, make sure that </text:span><text:span text:style-name="T4">your methods are quiet</text:span><text:span text:style-name="T3"> so that </text:span><text:span text:style-name="T4">they don’t do any </text:span><text:span text:style-name="T14">System.out.println</text:span><text:span text:style-name="T4"> console output when submitted</text:span><text:span text:style-name="T3">, but just quietly </text:span><text:span text:style-name="T16">return</text:span><text:span text:style-name="T3"> the asked result. During the development, you can use console output for some "quick-and-dirty" debugging (although in many cases, it would be much better to use BlueJ </text:span><text:span text:style-name="T4">breakpoints</text:span><text:span text:style-name="T3"> and stepping through the code with debugger for this purpose), but once you get your method working, </text:span><text:span text:style-name="T4">take out all those console output statements, or at least comment them out.</text:span><text:span text:style-name="T3"> Otherwise, running the JUnit test might take a very long time to complete, since textual output to the graphical screen will definitely become very sluggish when millions of lines get printed.</text:span></text:p>
      <text:p text:style-name="P4"/>
      <text:p text:style-name="P7"><text:span text:style-name="T6">What you may assume</text:span><text:span text:style-name="T3">: In all problems, the </text:span><text:span text:style-name="T4">arguments passed to each method are always legal as defined in the problem specification</text:span><text:span text:style-name="T3">. </text:span><text:span text:style-name="T4">Your methods never need to be able to recover from any illegal argument values.</text:span><text:span text:style-name="T3"> (Of course, in real world programming, it is good to make your methods </text:span><text:span text:style-name="T4">robust</text:span><text:span text:style-name="T3"> so that they don’t crash when given illegal inputs. However, proper error handling using exceptions will be taught in CCPS 209, so I cannot require you to do that in this course.)</text:span></text:p>
      <text:p text:style-name="P3"/>
      <text:p text:style-name="P7"><text:span text:style-name="T6">After writing each method</text:span><text:span text:style-name="T3">: Once you have written a method, give it a quick "dry run" by interactively creating an object in BlueJ and calling that method with some arguments of your choice so that they are simple enough so that you know what the correct result should be, but also not too simple, so that the method actually has to do some non-trivial work to produce the correct answer. If the method returns an incorrect answer, try to reason what is wrong with the logic of the method. Once you have tried out a sufficient number of simple test cases, it is time to subject your method to my automated JUnit tests. </text:span></text:p>
      <text:p text:style-name="P3"/>
      <text:p text:style-name="P7"><text:span text:style-name="T3">Of course, you would certainly want to test some of your methods before writing all of them. Instead of modifying the JUnit test, which was forbidden, you can always implement every method initially as an </text:span><text:span text:style-name="T4">empty</text:span><text:span text:style-name="T3"> </text:span><text:span text:style-name="T4">stub</text:span><text:span text:style-name="T3"> that does nothing but only returns zero, or whatever is the simple default answer suitable for the method’s return type. Of course this stub has no chance of passing the JUnit test, but </text:span><text:span text:style-name="T4">having the required method stubs in your class allows the test class to compile</text:span><text:span text:style-name="T3"> so that you can use it to test your methods one by one as your write them. This is much easier than having to first write all methods to completion and then trying to test and debug them all at once. After you get the current method to work, move on to fill in the method body of the next method stub.</text:span></text:p>
      <text:p text:style-name="P23"><text:bookmark text:name="_wk8mn5y4t48k"/><text:span text:style-name="T13">Lab 1: Objects and methods</text:span><text:line-break/></text:p>
      <text:p text:style-name="P7"><text:span text:style-name="T3">JUnit: </text:span><text:a xlink:type="simple" xlink:href="https://github.com/ikokkari/Java109/blob/master/TestRectangle.java" text:style-name="ListLabel_20_82" text:visited-style-name="ListLabel_20_82"><text:span text:style-name="T10">TestRectangle.java</text:span></text:a></text:p>
      <text:p text:style-name="P3"/>
      <text:p text:style-name="P7"><text:span text:style-name="T3">In the first lab, we practice creating classes and objects and representing data and their operations in them, and writing methods that work on data given to them, similarly to the example class </text:span><text:a xlink:type="simple" xlink:href="http://www.scs.ryerson.ca/~ikokkari/jex/Length.java" text:style-name="ListLabel_20_84" text:visited-style-name="ListLabel_20_84"><text:span text:style-name="T12">Length</text:span></text:a><text:span text:style-name="T3">.</text:span></text:p>
      <text:p text:style-name="P3"/>
      <text:p text:style-name="P7"><text:span text:style-name="T3">Write a class </text:span><text:span text:style-name="T7">Rectangle</text:span><text:span text:style-name="T3"> that has two </text:span><text:span text:style-name="T7">private int</text:span><text:span text:style-name="T3"> fields </text:span><text:span text:style-name="T7">width</text:span><text:span text:style-name="T3"> and </text:span><text:span text:style-name="T7">height</text:span><text:span text:style-name="T3">, and a public constructor </text:span><text:span text:style-name="T7">Rectangle(int w, int h)</text:span><text:span text:style-name="T3"> that assigns its arguments to these fields. Then, write the </text:span><text:span text:style-name="T7">public</text:span><text:span text:style-name="T3"> accessor ("getter") methods </text:span><text:span text:style-name="T7">int getWidth()</text:span><text:span text:style-name="T3"> and </text:span><text:span text:style-name="T7">int getHeight()</text:span><text:span text:style-name="T3"> to return the values of these two fields, and public accessor methods </text:span><text:span text:style-name="T7">int getArea()</text:span><text:span text:style-name="T3"> and </text:span><text:span text:style-name="T7">int getPerimeter()</text:span><text:span text:style-name="T3"> that compute and return the area and perimeter length of the rectangle. Last, write a mutator method </text:span><text:span text:style-name="T7">void flip()</text:span><text:span text:style-name="T3"> that internally swaps the values of the </text:span><text:span text:style-name="T7">width</text:span><text:span text:style-name="T3"> and the </text:span><text:span text:style-name="T7">height</text:span><text:span text:style-name="T3"> of the rectangle with each other. (For example, flipping a 2*5 rectangle would turn it into 5*2 rectangle, and flipping that would make it a 2*5 rectangle again.)</text:span></text:p>
      <text:p text:style-name="P3"/>
      <text:p text:style-name="P7"><text:span text:style-name="T3">Try out your class in BlueJ by interactively creating an object from it (right click the class and select the item </text:span><text:span text:style-name="T16">new Rectangle</text:span><text:span text:style-name="T3">). Play around with your object by calling its methods and see if they return the correct answers. When you are satisfied with this, copy the JUnit test class </text:span><text:a xlink:type="simple" xlink:href="https://github.com/ikokkari/Java109/blob/master/TestRectangle.java" text:style-name="ListLabel_20_82" text:visited-style-name="ListLabel_20_82"><text:span text:style-name="T10">TestRectangle.java</text:span></text:a><text:span text:style-name="T3"> into the same BlueJ project, compile it (since it is a JUnit test, the compiled class will show up as a green box instead of yellow) and run either one test or all tests from its right click popup menu. If some test does not give you the green check mark, debug your code.</text:span></text:p>
      <text:p text:style-name="P3"/>
      <text:p text:style-name="P7"><text:span text:style-name="T3">After this question (each test is worth half point, as always), after you get a better idea how classes and objects work, register to </text:span><text:a xlink:type="simple" xlink:href="http://codingbat.com/java" text:style-name="ListLabel_20_82" text:visited-style-name="ListLabel_20_82"><text:span text:style-name="T10">CodingBat</text:span></text:a><text:span text:style-name="T3"> and start doing some warm-up problems to see how CodingBat works. These problems are not graded in the lab, and the warm-up problems will not become part of the 50 problems that you have to solve in CodingBat to get to enter the final exam. </text:span><text:span text:style-name="T4">Note that in CodingBat, you always write only one method whose signature and braces are already given to you. CodingBat then writes the rest of the class around your method for its internal compilation and testing purposes.</text:span></text:p>
      <text:p text:style-name="P23"><text:bookmark text:name="_tv9ue3b68lsk"/><text:span text:style-name="T13">Lab 2: Conditions</text:span></text:p>
      <text:p text:style-name="P3"/>
      <text:p text:style-name="P7"><text:span text:style-name="T3">JUnit: </text:span><text:a xlink:type="simple" xlink:href="https://github.com/ikokkari/Java109/blob/master/TestCardProblems.java" text:style-name="ListLabel_20_82" text:visited-style-name="ListLabel_20_82"><text:span text:style-name="T10">TestCardProblems.java</text:span></text:a></text:p>
      <text:p text:style-name="P3"/>
      <text:p text:style-name="P7"><text:span text:style-name="T5">IMPORTANT: THIS WEEK'S LAB CLASS </text:span><text:span text:style-name="T15">CardProblems.java</text:span><text:span text:style-name="T5"> DOES NOT NEED AND SHOULD NOT HAVE ANY DATA FIELDS, A MAIN METHOD, OR A CONSTRUCTOR. WRITE ONLY THE FOUR METHODS THAT ARE ASKED, AND NOTHING ELSE! THE SAME INSTRUCTION IS TRUE FOR ALL REMAINING LABS IN THIS COURSE.</text:span></text:p>
      <text:p text:style-name="P5"/>
      <text:p text:style-name="P7"><text:span text:style-name="T3">In this lab, we practice writing if-else conditions with a couple of methods inspired by familiar card games. An individual playing card is represented as a string of two characters so that the first character is the rank (from "</text:span><text:span text:style-name="T16">23456789TJQKA"</text:span><text:span text:style-name="T3">, and note that ten is encoded as letter </text:span><text:span text:style-name="T16">T</text:span><text:span text:style-name="T3"> to make all ranks to be single characters) and the second character is the suit (from "</text:span><text:span text:style-name="T16">cdhs</text:span><text:span text:style-name="T3">"). For example, "</text:span><text:span text:style-name="T16">Jd"</text:span><text:span text:style-name="T3"> would be the jack of diamonds, and "</text:span><text:span text:style-name="T16">4s"</text:span><text:span text:style-name="T3"> would be the four of spades. A hand made up of multiple cards is given as string encoding all those cards consecutively, for example "</text:span><text:span text:style-name="T16">Kh3h7s8h2h</text:span><text:span text:style-name="T3">" for a five-card hand that happens to have one spade and four hearts. </text:span><text:span text:style-name="T4">Note that the cards can be listed inside the string in any order, not necessarily sorted by suit or rank.</text:span><text:span text:style-name="T3"> The suits and ranks are also </text:span><text:span text:style-name="T4">case sensitive</text:span><text:span text:style-name="T3">, with the rank always given as a digit or an uppercase letter, and the suit always given as a lowercase letter from the four possible letters </text:span><text:span text:style-name="T7">cdhs</text:span><text:span text:style-name="T3">.</text:span></text:p>
      <text:p text:style-name="P3"/>
      <text:p text:style-name="P7"><text:span text:style-name="T4">Important: when calling a method that takes a String argument interactively in BlueJ, you need to enter the argument string in double quotes in the BlueJ dialog! This is because the BlueJ method call dialog box expects you to give it a Java expression that it evaluates and passes the result to the method as an argument.</text:span></text:p>
      <text:p text:style-name="P3"/>
      <text:p text:style-name="P7"><text:span text:style-name="T3">Write the following methods in the class named </text:span><text:span text:style-name="T7">CardProblems</text:span><text:span text:style-name="T3">. Remember that the </text:span><text:span text:style-name="T7">String</text:span><text:span text:style-name="T3"> class has a handy method </text:span><text:span text:style-name="T7">charAt(int idx)</text:span><text:span text:style-name="T3"> that returns the character in the position </text:span><text:span text:style-name="T7">idx</text:span><text:span text:style-name="T3"> of that string.</text:span></text:p>
      <text:p text:style-name="P3"/>
      <text:list xml:id="list1769879862" text:style-name="WWNum2">
        <text:list-item>
          <text:p text:style-name="P8"><text:span text:style-name="T3">The card ranks inside the hand are given as characters inside the string, but sometimes it would be more convenient to handle these ranks as numerical values from 2 to 14. The </text:span><text:span text:style-name="T4">spot cards</text:span><text:span text:style-name="T3"> from two to ten have their numerical values, and the </text:span><text:span text:style-name="T4">face cards</text:span><text:span text:style-name="T3"> jack, queen, king and ace have the values of 11, 12, 13 and 14, respectively. Write a method </text:span><text:span text:style-name="T7">int getRank(char c)</text:span><text:span text:style-name="T3"> that returns the numerical value of the card given as the character parameter </text:span><text:span text:style-name="T7">c</text:span><text:span text:style-name="T3">. For example, when called with argument </text:span><text:span text:style-name="T16">'Q'</text:span><text:span text:style-name="T3">, this method would return 12. It is easiest to write this method as an if-else ladder, but as always in programming, many other ways are possible.</text:span><text:span text:style-name="T4"><text:line-break/></text:span></text:p>
        </text:list-item>
        <text:list-item>
          <text:p text:style-name="P8"><text:span text:style-name="T3">The complete hand classifier for </text:span><text:span text:style-name="T4">poker</text:span><text:span text:style-name="T3"> would be far too complicated for us to write in this course, so let’s just look at a couple of instructive special cases. First, write a method </text:span><text:span text:style-name="T7">boolean hasFlush(String hand)</text:span><text:span text:style-name="T3"> that checks whether the five-card poker hand given as 10-character string is a </text:span><text:span text:style-name="T4">flush</text:span><text:span text:style-name="T3">, that is, all five cards are of the same suit. Ranks don’t matter for this problem, since for simplicity, we don’t care about the rare possibility of straight flushes. (Hint: The suits are given in the positions 1, 3, 5, 7 and 9 of the parameter string.)<text:line-break/></text:span></text:p>
        </text:list-item>
        <text:list-item>
          <text:p text:style-name="P8"><text:span text:style-name="T3">A bit trickier question is to determine whether the given five-card poker hand contains </text:span><text:span text:style-name="T4">four of a kind</text:span><text:span text:style-name="T3">, that is, four cards of the same rank. Write a method </text:span><text:span text:style-name="T7">boolean hasFourOfAKind(String hand)</text:span><text:span text:style-name="T3"> to determine this. This time the suits don’t matter, and the ranks are given in positions 0, 2, 4, 6 and 8 of the parameter string. There are many possible ways to organize the logic of this method. However, you have to look at all five possible ways to choose four cards from a hand of five cards. (Actually, you are choosing the one card to leave out in five different ways, and look at the remaining four to check if they are the same rank.) So this method will need plenty more equality comparisons than the previous method.<text:line-break/></text:span></text:p>
        </text:list-item>
        <text:list-item>
          <text:p text:style-name="P8"><text:span text:style-name="T3">In the exotic draw poker variation of </text:span><text:span text:style-name="T4">badugi</text:span><text:span text:style-name="T3">, the players try to draw a four-card hand in which no two cards have the same suit or rank. Write a method </text:span><text:span text:style-name="T7">boolean hasFourCardBadugi(String hand)</text:span><text:span text:style-name="T3"> that checks whether the given four-card hand is a badugi, that is, </text:span><text:span text:style-name="T4">all four ranks are different, and all four suits are different</text:span><text:span text:style-name="T3">. For example, given the hand </text:span><text:span text:style-name="T16">"2d7cKhJs"</text:span><text:span text:style-name="T3"> this method would return </text:span><text:span text:style-name="T7">true</text:span><text:span text:style-name="T3">, but given the hands </text:span><text:span text:style-name="T16">"4d4cKhJs"</text:span><text:span text:style-name="T3"> (that has two fours) or </text:span><text:span text:style-name="T16">"2d7cKhJd"</text:span><text:span text:style-name="T3"> (that has two diamonds), the method would return </text:span><text:span text:style-name="T7">false</text:span><text:span text:style-name="T3">. (Your method needs to make </text:span><text:span text:style-name="T4">exactly 12 equality comparisons</text:span><text:span text:style-name="T3"> in total, when you compare the rank and suit of each card to the rank and the suit of every other card that follows it.)</text:span></text:p>
        </text:list-item>
      </text:list>
      <text:p text:style-name="P25"><text:bookmark text:name="_i5ggwikh0nhj"/></text:p>
      <text:p text:style-name="P25"><text:bookmark text:name="_ocdak2z4sqti"/></text:p>
      <text:p text:style-name="P23"><text:bookmark text:name="_a700yc61dp0b"/><text:span text:style-name="T13">Lab 3: Loops</text:span></text:p>
      <text:p text:style-name="P3"/>
      <text:p text:style-name="P7"><text:span text:style-name="T3">JUnit: </text:span><text:a xlink:type="simple" xlink:href="https://github.com/ikokkari/Java109/blob/master/TestMoreCardProblems.java" text:style-name="ListLabel_20_82" text:visited-style-name="ListLabel_20_82"><text:span text:style-name="T10">TestMoreCardProblems.java</text:span></text:a></text:p>
      <text:p text:style-name="P3"/>
      <text:p text:style-name="P7"><text:span text:style-name="T3">We continue with problems inspired by various classic and popular card games, this time demonstrating the use of loops and repetition to solve problems. Create a class named </text:span><text:span text:style-name="T7">MoreCardProblems</text:span><text:span text:style-name="T3"> and write the following methods there.</text:span></text:p>
      <text:p text:style-name="P3"/>
      <text:list xml:id="list1992329053" text:style-name="WWNum5">
        <text:list-item>
          <text:p text:style-name="P9"><text:span text:style-name="T3">In the game of </text:span><text:span text:style-name="T4">contract bridge</text:span><text:span text:style-name="T3">, each player is dealt a hand with thirteen cards. The basic "Milton Work point count" for hand evaluation, about the first thing that any beginning bridge player learns, estimates the strength of the hand for bidding purposes the following way: each ace is worth 4 points, each king is worth 3 points, each queen is worth 2 points, and each jack is worth 1 point. (Simple but surprisingly effective.) Write a method </text:span><text:span text:style-name="T7">public int bridgePointCount(String hand)</text:span><text:span text:style-name="T3"> that, given a bridge hand as a string of 26 characters, computes and returns this point count.<text:line-break/></text:span></text:p>
        </text:list-item>
        <text:list-item>
          <text:p text:style-name="P9"><text:span text:style-name="T3">In the game of </text:span><text:span text:style-name="T4">gin rummy</text:span><text:span text:style-name="T3">, once the hand is over after </text:span><text:span text:style-name="T4">knocking and melding</text:span><text:span text:style-name="T3">, each player scores "deadwood" penalty points for the cards that he could not get rid of. Same as in blackjack, aces count for one point, all face cards count for ten points, and the spot cards count according to their face value. Write a method </text:span><text:span text:style-name="T7">public int countDeadwood(String hand)</text:span><text:span text:style-name="T3"> that computes the deadwood points in the given hand. The hand can now have </text:span><text:span text:style-name="T7">any</text:span><text:span text:style-name="T3"> number of cards, so </text:span><text:span text:style-name="T4">you must use a for-loop</text:span><text:span text:style-name="T3"> to go through the individual cards. (Note that "any number" here includes zero! Your method should correctly return zero deadwood points for an empty hand.) <text:line-break/></text:span></text:p>
        </text:list-item>
        <text:list-item>
          <text:p text:style-name="P9"><text:span text:style-name="T3">Back to contract bridge. The shape of the hand (that is, how "balanced" or "unbalanced" it is) is often just as important for the hand evaluation purposes as its raw point count. Write a method </text:span><text:span text:style-name="T7">public String bridgeHandShape(String hand)</text:span><text:span text:style-name="T3"> that creates and returns a four-element string that tells how many </text:span><text:span text:style-name="T4">spades, hearts, diamonds and clubs,</text:span><text:span text:style-name="T3"> </text:span><text:span text:style-name="T4">in this exact order</text:span><text:span text:style-name="T3">, there are in the hand. This result string should list these four integer counts separated by commas, with exactly one space after each comma. There should be no trailing comma or space after the number of clubs. For example, when called with the argument "</text:span><text:span text:style-name="T16">Kh6c2cJdJcAd7h3d8dQdTsTh3h</text:span><text:span text:style-name="T3">", the method would create and return the string "</text:span><text:span text:style-name="T16">1, 4, 5, 3</text:span><text:span text:style-name="T3">" since this hand contains one spade, four hearts, five diamonds and three clubs. <text:line-break/></text:span></text:p>
        </text:list-item>
        <text:list-item>
          <text:p text:style-name="P9"><text:span text:style-name="T3">In poker, whether an unsorted hand is </text:span><text:span text:style-name="T4">one pair, two pair, three of a kind, full house or four of a kind</text:span><text:span text:style-name="T3"> can be determined surprisingly easily with some clever combinatorics by looping through all 4 + 3 + 2 + 1 = 10 possible ways to choose two cards from that hand, and counting how many of these two cards are pairs of equal rank. This count will always be 1 for a poker hand that contains one pair, 2 for two pair, 3 for three of a kind, 4 for full house and 6 for four-of-a-kind. (Try this out with some made up five card hands. You will also notice why is impossible for the internal pair count to equal 5 for a five card hand. Notice how shuffling the cards inside the hand does not affect this count.)<text:line-break/><text:line-break/>Write a method </text:span><text:span text:style-name="T7">public int countInternalPairs(String hand)</text:span><text:span text:style-name="T3"> that, given a poker hand guaranteed to consist of exactly five cards, uses </text:span><text:span text:style-name="T4">two nested for-loops</text:span><text:span text:style-name="T3"> with indices </text:span><text:span text:style-name="T7">i</text:span><text:span text:style-name="T3"> and </text:span><text:span text:style-name="T7">j</text:span><text:span text:style-name="T3"> to loop through all possible ways to choose two cards in position </text:span><text:span text:style-name="T7">i</text:span><text:span text:style-name="T3"> and position </text:span><text:span text:style-name="T7">j</text:span><text:span text:style-name="T3"> so that </text:span><text:span text:style-name="T7">i</text:span><text:span text:style-name="T3"> &lt; </text:span><text:span text:style-name="T7">j</text:span><text:span text:style-name="T3">. Count how many pairs of cards of equal ranks you find from the and, and return that count as the answer.</text:span></text:p>
        </text:list-item>
      </text:list>
      <text:p text:style-name="P25"><text:bookmark text:name="_8synpon7g6tu"/></text:p>
      <text:p text:style-name="P23"><text:bookmark text:name="_rak0nvx61dvd"/><text:span text:style-name="T13">Lab 4: Using conditions and loop with Strings</text:span></text:p>
      <text:p text:style-name="P4"/>
      <text:p text:style-name="P7"><text:span text:style-name="T3">JUnit: </text:span><text:a xlink:type="simple" xlink:href="https://github.com/ikokkari/Java109/blob/master/TestStringProblems.java" text:style-name="ListLabel_20_82" text:visited-style-name="ListLabel_20_82"><text:span text:style-name="T10">TestStringProblems.java</text:span></text:a><text:span text:style-name="T3">, which also needs the data file </text:span><text:span text:style-name="T7">warandpeace.txt</text:span><text:span text:style-name="T3">. Do </text:span><text:span text:style-name="T4">NOT</text:span><text:span text:style-name="T3"> copy-paste the contents of this file anywhere onto the BlueJ GUI. Also, do not open this file inside a text editor in between, since adding, removing or changing even one character in this file would cause the checksums of the JUnit test to fail.</text:span></text:p>
      <text:p text:style-name="P4"/>
      <text:p text:style-name="P7"><text:span text:style-name="T3">In this lab, we shall take a closer look at the </text:span><text:span text:style-name="T7">String</text:span><text:span text:style-name="T3"> class and its operations, and use text strings to practice writing logic with loops. Create a class </text:span><text:span text:style-name="T7">StringProblems</text:span><text:span text:style-name="T3"> and write the following methods in it. In all the methods that ask you to create a result string by repeatedly adding individual characters to the result, for efficiency reasons you should use the mutable </text:span><text:span text:style-name="T7">StringBuilder</text:span><text:span text:style-name="T3"> designed for this very purpose, and then convert the final result to a </text:span><text:span text:style-name="T7">String</text:span><text:span text:style-name="T3">. If you only use the bare </text:span><text:span text:style-name="T7">String</text:span><text:span text:style-name="T3"> to which you add the characters one by one, your method will be inherently inefficient and the JUnit test methods will take quite a long time to complete.</text:span></text:p>
      <text:p text:style-name="P3"/>
      <text:list xml:id="list879325848" text:style-name="WWNum8">
        <text:list-item>
          <text:p text:style-name="P17"><text:span text:style-name="T7">String removeDuplicates(String s)</text:span><text:span text:style-name="T3"> that creates and returns a new string with all the consecutive occurrences of the same character turned into a single character. For example, when called with the string </text:span><text:span text:style-name="T16">"aabbbbbabbbbccccddd"</text:span><text:span text:style-name="T3">, this method would create and return the string </text:span><text:span text:style-name="T16">"ababcd"</text:span><text:span text:style-name="T3">. (Hint: loop through the characters of the string, and add each character to the result only if it is different from the previous character. Be careful at the beginning of the string.)<text:line-break/></text:span></text:p>
        </text:list-item>
        <text:list-item>
          <text:p text:style-name="P17"><text:span text:style-name="T7">int countWords(String s) </text:span><text:span text:style-name="T3">that counts how many words there are in the parameter string </text:span><text:span text:style-name="T7">s</text:span><text:span text:style-name="T3">. Each word starts at a non-whitespace character that either begins the entire string, or is immediately after some whitespace character. For example, the string </text:span><text:span text:style-name="T16">" <text:s/></text:span><text:span text:style-name="T14">H</text:span><text:span text:style-name="T16">ອllo </text:span><text:span text:style-name="T14">w</text:span><text:span text:style-name="T16">orld! </text:span><text:span text:style-name="T14">H</text:span><text:span text:style-name="T16">☺w <text:s text:c="5"/></text:span><text:span text:style-name="T14">a</text:span><text:span text:style-name="T16">re </text:span><text:span text:style-name="T14">y</text:span><text:span text:style-name="T16">ôu </text:span><text:span text:style-name="T14">t</text:span><text:span text:style-name="T16">oday?"</text:span><text:span text:style-name="T3"> contains six words, the boldface here indicating which characters begin a new word.<text:line-break/><text:line-break/>(You </text:span><text:span text:style-name="T4">must</text:span><text:span text:style-name="T3"> use the static utility method</text:span><text:span text:style-name="T7"> </text:span><text:a xlink:type="simple" xlink:href="https://docs.oracle.com/javase/8/docs/api/java/lang/Character.html#isWhitespace-char-" text:style-name="ListLabel_20_84" text:visited-style-name="ListLabel_20_84"><text:span text:style-name="T12">Character.isWhitespace</text:span></text:a><text:span text:style-name="T3"> in the utility class </text:span><text:a xlink:type="simple" xlink:href="https://docs.oracle.com/javase/8/docs/api/java/lang/Character.html" text:style-name="ListLabel_20_84" text:visited-style-name="ListLabel_20_84"><text:span text:style-name="T12">Character</text:span></text:a><text:span text:style-name="T3"> to identify the whitespace characters. There are way more possible whitespace characters than just the common one that you get by pressing the spacebar, and especially non-whitespace characters there are tens of thousands of, and in today’s interconnected and globalized world you simply may not assume that only the 26 letters of English and the basic punctuation characters exist in text data!) <text:line-break/></text:span></text:p>
        </text:list-item>
        <text:list-item>
          <text:p text:style-name="P17"><text:span text:style-name="T7">String convertToTitleCase(String s)</text:span><text:span text:style-name="T3"> that creates and returns a new string where the first letter of each word is converted to title case, using the same definition of a "word" as in the previous problem. All other characters are kept as they were. For example, when called with the string "The quick brown fox jumped ovεr a lazy dog!", this method would return the string "The Quick Brown Fox Jumped Ovεr A Lazy Dog!"<text:line-break/><text:line-break/>Same way as in the previous question, you must use the static utility method </text:span><text:a xlink:type="simple" xlink:href="https://docs.oracle.com/javase/8/docs/api/java/lang/Character.html#toTitleCase-char-" text:style-name="ListLabel_20_84" text:visited-style-name="ListLabel_20_84"><text:span text:style-name="T12">Character.toTitleCase</text:span></text:a><text:span text:style-name="T3"> of </text:span><text:a xlink:type="simple" xlink:href="https://docs.oracle.com/javase/8/docs/api/java/lang/Character.html" text:style-name="ListLabel_20_84" text:visited-style-name="ListLabel_20_84"><text:span text:style-name="T12">Character</text:span></text:a><text:span text:style-name="T3"> to do this character conversion. Note that </text:span><text:span text:style-name="T7">title case</text:span><text:span text:style-name="T3"> is not the same thing as </text:span><text:span text:style-name="T7">upper case</text:span><text:span text:style-name="T3">! (</text:span><text:a xlink:type="simple" xlink:href="http://unicode.org/faq/casemap_charprop.html#4" text:style-name="ListLabel_20_82" text:visited-style-name="ListLabel_20_82"><text:span text:style-name="T10">Explanation of the difference is available in the Unicode FAQ</text:span></text:a><text:span text:style-name="T3">, for anybody interested in this kind of stuff.)<text:line-break/></text:span></text:p>
        </text:list-item>
        <text:list-item>
          <text:p text:style-name="P17"><text:span text:style-name="T7">String uniqueCharacters(String text)</text:span><text:span text:style-name="T3"> that creates and returns a </text:span><text:span text:style-name="T7">String</text:span><text:span text:style-name="T3"> that contains each character that occurs in the given </text:span><text:span text:style-name="T7">text</text:span><text:span text:style-name="T3">, so that each character is included in this result only once. These characters must occur in the result in the exact same order as they first occur in the original string. For example, when called with argument </text:span><text:span text:style-name="T16">"Hello there, world!"</text:span><text:span text:style-name="T3">, this method would return </text:span><text:span text:style-name="T16">"Helo thr,wd!"</text:span><text:span text:style-name="T3"> (Again for efficiency, you should use a </text:span><text:span text:style-name="T7">StringBuilder</text:span><text:span text:style-name="T3"> instance inside the method to build up the result.)</text:span></text:p>
        </text:list-item>
      </text:list>
      <text:p text:style-name="P25"><text:bookmark text:name="_bcjfvw6ve0o"/></text:p>
      <text:p text:style-name="P25"><text:bookmark text:name="_bkcjfdw80m9o"/></text:p>
      <text:p text:style-name="P23"><text:bookmark text:name="_daf445y9h04i"/><text:span text:style-name="T13">Lab 5: Arrays give loops something to do</text:span></text:p>
      <text:p text:style-name="P3"/>
      <text:p text:style-name="P7"><text:span text:style-name="T3">JUnit: </text:span><text:a xlink:type="simple" xlink:href="https://github.com/ikokkari/Java109/blob/master/TestArrayProblems.java" text:style-name="ListLabel_20_82" text:visited-style-name="ListLabel_20_82"><text:span text:style-name="T10">TestArrayProblems.java</text:span></text:a></text:p>
      <text:p text:style-name="P3"/>
      <text:p text:style-name="P7"><text:span text:style-name="T3">This week, it is time to practice arrays so that our methods can process millions of items of data, giving our loops and conditions something useful to do. Create a class </text:span><text:span text:style-name="T7">ArrayProblems</text:span><text:span text:style-name="T3"> and write the following array methods in it.</text:span></text:p>
      <text:p text:style-name="P6"/>
      <text:list xml:id="list964383351" text:style-name="WWNum6">
        <text:list-item>
          <text:p text:style-name="P18"><text:span text:style-name="T7">int[] everyOther(int[] a) </text:span><text:span text:style-name="T3">that creates and returns an array that contains the elements from the </text:span><text:span text:style-name="T4">even-numbered positions</text:span><text:span text:style-name="T3"> of the array </text:span><text:span text:style-name="T7">a</text:span><text:span text:style-name="T3">, that is, the elements </text:span><text:span text:style-name="T7">a[0], a[2], a[4],... </text:span><text:span text:style-name="T3">Make sure to compute the length of the result array exactly right so that there is no extra element in the end. (You need to consider the possible odd and even lengths of </text:span><text:span text:style-name="T7">a</text:span><text:span text:style-name="T3"> separately. The integer arithmetic remainder operator </text:span><text:span text:style-name="T16">%</text:span><text:span text:style-name="T3"> might come handy here.)<text:line-break/></text:span></text:p>
        </text:list-item>
        <text:list-item>
          <text:p text:style-name="P18"><text:span text:style-name="T7">int countInversions(int[] a)</text:span><text:span text:style-name="T3"> that counts how many </text:span><text:span text:style-name="T4">inversions</text:span><text:span text:style-name="T3"> there exist inside the array </text:span><text:span text:style-name="T7">a</text:span><text:span text:style-name="T3">. An inversion is a pair of indices (</text:span><text:span text:style-name="T7">i</text:span><text:span text:style-name="T3">, </text:span><text:span text:style-name="T7">j</text:span><text:span text:style-name="T3">) to the array so that </text:span><text:span text:style-name="T7">i</text:span><text:span text:style-name="T3"> &lt; </text:span><text:span text:style-name="T7">j</text:span><text:span text:style-name="T3"> and </text:span><text:span text:style-name="T7">a</text:span><text:span text:style-name="T3">[</text:span><text:span text:style-name="T7">i</text:span><text:span text:style-name="T3">] &gt; </text:span><text:span text:style-name="T7">a</text:span><text:span text:style-name="T3">[</text:span><text:span text:style-name="T7">j</text:span><text:span text:style-name="T3">]. Use two nested </text:span><text:span text:style-name="T7">for</text:span><text:span text:style-name="T3">-loops to loop through all possible pairs of array indices </text:span><text:span text:style-name="T7">i</text:span><text:span text:style-name="T3"> and </text:span><text:span text:style-name="T7">j</text:span><text:span text:style-name="T3">, with the inner loop variable </text:span><text:span text:style-name="T7">j</text:span><text:span text:style-name="T3"> starting from </text:span><text:span text:style-name="T7">i</text:span><text:span text:style-name="T3"> + 1.<text:line-break/><text:line-break/>(In the analysis of sorting algorithms, the inversion count is an important measure of how "out of order" the elements of an array are compared to a fully sorted array that has zero inversions. There exists a whole bunch of </text:span><text:span text:style-name="T4">combinatorics</text:span><text:span text:style-name="T3"> stuff about that.)<text:line-break/></text:span></text:p>
        </text:list-item>
        <text:list-item>
          <text:p text:style-name="P18"><text:span text:style-name="T7">void squeezeLeft(int[] a) </text:span><text:span text:style-name="T3">that </text:span><text:span text:style-name="T4">modifies the contents of its parameter array by</text:span><text:span text:style-name="T3"> moving all its nonzero elements to the left as far as it can, writing over the zero elements that precede them. For example, if called with the parameter array {0, 1, 0, 0, 3, -2, 0, 7}, the contents of this array after the call would be {1, 3, -2, 7, 0, 0, 0, 0}. Note that </text:span><text:span text:style-name="T4">this method does not return anything, but it modifies the contents of the array object given to it as argument</text:span><text:span text:style-name="T3">. (For an extra challenge, try to make your method work </text:span><text:span text:style-name="T4">in place</text:span><text:span text:style-name="T3"> so that it doesn’t internally create another array to use as temporary workspace. For an even harder challenge for the hardcore algorists, make your method work in </text:span><text:span text:style-name="T4">one pass</text:span><text:span text:style-name="T3"> through the array.)<text:line-break/></text:span></text:p>
        </text:list-item>
        <text:list-item>
          <text:p text:style-name="P18"><text:span text:style-name="T7">int[] runDecode(int[] a)</text:span><text:span text:style-name="T3"> that takes an array that consists of a series of element values following the lengths of the run of those elements, listed in alternating locations. This method creates and returns a new array that contains these elements, each element repeated the number of times given by its run length. For example, when called with the array {3, 8, 1, -7, 0, 42, 4, -3} (read this out loud as "three eights, one minus seven, zero forty-twos, and four minus threes"), your method would create and return the array {8, 8, 8, -7, -3, -3, -3, -3}. Again, make sure that the array returned by your method has the exact correct length. <text:line-break/><text:line-break/>(You can assume that the length of the parameter array is even. A run length can never be negative, although it can be zero. As a possibly tricky edge case, the result array could even end up being empty, if every run has zero length!)</text:span></text:p>
        </text:list-item>
      </text:list>
      <text:p text:style-name="P3"/>
      <text:p text:style-name="P21"><text:bookmark text:name="_jxd1gq6sjmsi"/><text:span text:style-name="T18">Lab 6: Arrays give loops even more to do</text:span></text:p>
      <text:p text:style-name="P3"/>
      <text:p text:style-name="P7"><text:span text:style-name="T3">JUnit: </text:span><text:a xlink:type="simple" xlink:href="https://github.com/ikokkari/Java109/blob/master/TestArrayShapeProblems.java" text:style-name="ListLabel_20_82" text:visited-style-name="ListLabel_20_82"><text:span text:style-name="T10">TestArrayShapeProblems.java</text:span></text:a></text:p>
      <text:p text:style-name="P3"/>
      <text:p text:style-name="P7"><text:span text:style-name="T3">We continue writing code for arrays. First, let’s define some useful terminology to use with this week’s problems. Based on how the value in some array position </text:span><text:span text:style-name="T7">i</text:span><text:span text:style-name="T3"> compares to the value in its </text:span><text:span text:style-name="T4">successor</text:span><text:span text:style-name="T3"> position </text:span><text:span text:style-name="T7">i</text:span><text:span text:style-name="T3"> + 1, each position </text:span><text:span text:style-name="T7">i</text:span><text:span text:style-name="T3"> in the array </text:span><text:span text:style-name="T7">a</text:span><text:span text:style-name="T3"> is classified as an </text:span><text:span text:style-name="T4">upstep</text:span><text:span text:style-name="T3"> if </text:span><text:span text:style-name="T7">a</text:span><text:span text:style-name="T3">[</text:span><text:span text:style-name="T7">i</text:span><text:span text:style-name="T3">] &lt; </text:span><text:span text:style-name="T7">a</text:span><text:span text:style-name="T3">[</text:span><text:span text:style-name="T7">i</text:span><text:span text:style-name="T3"> + 1], a </text:span><text:span text:style-name="T4">downstep</text:span><text:span text:style-name="T3"> if </text:span><text:span text:style-name="T7">a</text:span><text:span text:style-name="T3">[</text:span><text:span text:style-name="T7">i</text:span><text:span text:style-name="T3">] &gt; a[</text:span><text:span text:style-name="T7">i</text:span><text:span text:style-name="T3"> + 1], and a </text:span><text:span text:style-name="T4">plateau</text:span><text:span text:style-name="T3"> if </text:span><text:span text:style-name="T7">a</text:span><text:span text:style-name="T3">[</text:span><text:span text:style-name="T7">i</text:span><text:span text:style-name="T3">] == </text:span><text:span text:style-name="T7">a</text:span><text:span text:style-name="T3">[</text:span><text:span text:style-name="T7">i</text:span><text:span text:style-name="T3"> + 1]. The last position of the array has no such classification, since there is no successor element that we could compare its value with.</text:span></text:p>
      <text:p text:style-name="P3"/>
      <text:p text:style-name="P7"><text:span text:style-name="T3">Armed with these definitions, create a class </text:span><text:span text:style-name="T7">ArrayShapeProblems</text:span><text:span text:style-name="T3"> and write the following methods in it. </text:span></text:p>
      <text:p text:style-name="P3"/>
      <text:list xml:id="list3513553083" text:style-name="WWNum9">
        <text:list-item>
          <text:p text:style-name="P10"><text:span text:style-name="T7">int countUpsteps(int[] a)</text:span><text:span text:style-name="T3"> that counts how many positions in the parameter array </text:span><text:span text:style-name="T7">a</text:span><text:span text:style-name="T3"> are upsteps, and returns that count.<text:line-break/></text:span></text:p>
        </text:list-item>
        <text:list-item>
          <text:p text:style-name="P10"><text:span text:style-name="T7">boolean sameStepShape(int[] a, int[] b)</text:span><text:span text:style-name="T3"> that checks whether the two parameter arrays </text:span><text:span text:style-name="T7">a</text:span><text:span text:style-name="T3"> and </text:span><text:span text:style-name="T7">b</text:span><text:span text:style-name="T3"> are the same overall shape in that every position </text:span><text:span text:style-name="T7">i</text:span><text:span text:style-name="T3"> has the same classification (upstep, downstep or plateau) in both arrays. (Your method may assume that </text:span><text:span text:style-name="T7">a</text:span><text:span text:style-name="T3"> and </text:span><text:span text:style-name="T7">b</text:span><text:span text:style-name="T3"> have same </text:span><text:span text:style-name="T16">length</text:span><text:span text:style-name="T3">.)<text:line-break/></text:span></text:p>
        </text:list-item>
        <text:list-item>
          <text:p text:style-name="P10"><text:span text:style-name="T7">boolean isSawtooth(int[] a)</text:span><text:span text:style-name="T3"> that checks whether the parameter array </text:span><text:span text:style-name="T7">a</text:span><text:span text:style-name="T3"> has a </text:span><text:span text:style-name="T4">sawtooth shape</text:span><text:span text:style-name="T3">, meaning that it has no plateaus, and that each upstep is immediately followed by a downstep and vice versa. (Hint: it is much easier to determine whether the given array is </text:span><text:span text:style-name="T4">not</text:span><text:span text:style-name="T3"> sawtooth, and then negate this answer.) As for the small edge cases, note that empty array and any array of one element are trivially sawtooth.<text:line-break/></text:span></text:p>
        </text:list-item>
        <text:list-item>
          <text:p text:style-name="P10"><text:span text:style-name="T7">boolean isMountain(int[] a)</text:span><text:span text:style-name="T3"> that checks whether the parameter array </text:span><text:span text:style-name="T7">a</text:span><text:span text:style-name="T3"> is </text:span><text:span text:style-name="T4">a mountain</text:span><text:span text:style-name="T3">, meaning that it contains no plateaus, and that it initially contains zero or more upsteps, which are then followed by zero or more downsteps. Note that by this definition, an array that contains nothing but upsteps is a mountain, as is an array that contains only downsteps. (Hint: this method should </text:span><text:span text:style-name="T4">operate in a single pass</text:span><text:span text:style-name="T3">. Don’t try to make this too complicated: simply think of the sentence "Once you have gone down, you may not go up again" and build your logic on that.)</text:span></text:p>
        </text:list-item>
      </text:list>
      <text:p text:style-name="P3"/>
      <text:p text:style-name="P26"><text:bookmark text:name="_pk3ob9k9mj8b"/></text:p>
      <text:p text:style-name="P3"/>
      <text:p text:style-name="P24"><text:bookmark text:name="_8dsmup57lanw"/><text:span text:style-name="T13">Lab 7: Expanding our dimensions</text:span></text:p>
      <text:p text:style-name="P3"/>
      <text:p text:style-name="P7"><text:span text:style-name="T3">JUnit: </text:span><text:a xlink:type="simple" xlink:href="https://github.com/ikokkari/Java109/blob/master/TestTwoDeeArrayProblems.java" text:style-name="ListLabel_20_82" text:visited-style-name="ListLabel_20_82"><text:span text:style-name="T10">TestTwoDeeArrayProblems.java</text:span></text:a></text:p>
      <text:p text:style-name="P3"/>
      <text:p text:style-name="P7"><text:span text:style-name="T3">This week, it is time to wrangle two-dimensional arrays. Write the class</text:span><text:span text:style-name="T7"> TwoDeeArrayProblems</text:span><text:span text:style-name="T3"> with the following methods. As always, all these methods must be silent so that they print nothing on the console, but for your own debugging purposes during the development, note that the correct way to print out the contents of the two-dimensional array </text:span><text:span text:style-name="T16">arr</text:span><text:span text:style-name="T3"> using only one line of code would be</text:span></text:p>
      <text:p text:style-name="P3"/>
      <text:p text:style-name="P7"><text:span text:style-name="T16">System.out.println(java.util.Arrays.deepToString(arr));</text:span></text:p>
      <text:p text:style-name="P3"/>
      <text:list xml:id="list3628471346" text:style-name="WWNum7">
        <text:list-item>
          <text:p text:style-name="P14"><text:span text:style-name="T7">double[][] transpose(double[][] a)</text:span><text:span text:style-name="T3"> that creates and returns a two-dimensional array </text:span><text:span text:style-name="T7">b</text:span><text:span text:style-name="T3"> that has as many rows as </text:span><text:span text:style-name="T7">a</text:span><text:span text:style-name="T3"> has columns, and as many columns as </text:span><text:span text:style-name="T7">a</text:span><text:span text:style-name="T3"> has rows. (For this problem to be meaningful and possible, it is guaranteed that each row of </text:span><text:span text:style-name="T7">a</text:span><text:span text:style-name="T3"> has the same number of elements.) Each element </text:span><text:span text:style-name="T7">b[i][j]</text:span><text:span text:style-name="T3"> of the result should equal the value of the original element </text:span><text:span text:style-name="T7">a[j][i]</text:span><text:span text:style-name="T3"> in the mirror image position. For example, if the original array contains 2 rows and 3 columns, with the elements<text:line-break/><text:line-break/></text:span><text:span text:style-name="T16">1<text:tab/>4<text:tab/>-2<text:line-break/>-5<text:tab/>0<text:tab/>3<text:line-break/><text:line-break/></text:span><text:span text:style-name="T3">the array returned by this method would contain 3 rows and 2 columns, with the elements<text:line-break/><text:line-break/></text:span><text:span text:style-name="T16">1<text:tab/>-5<text:line-break/>4<text:tab/>0<text:line-break/>-2<text:tab/>3<text:line-break/><text:line-break/></text:span><text:span text:style-name="T3">so in the array transpose operation, the rows become columns, and columns become rows.<text:line-break/></text:span></text:p>
        </text:list-item>
        <text:list-item>
          <text:p text:style-name="P11"><text:span text:style-name="T7">double[] minValues(double[][] a) </text:span><text:span text:style-name="T3">that creates and returns the one-dimensional array </text:span><text:span text:style-name="T7">b</text:span><text:span text:style-name="T3"> whose length equals the number of rows in </text:span><text:span text:style-name="T7">a</text:span><text:span text:style-name="T3">. Each element </text:span><text:span text:style-name="T7">b[i]</text:span><text:span text:style-name="T3"> should equal the smallest element in the </text:span><text:span text:style-name="T7">i</text:span><text:span text:style-name="T3">:th row of the parameter array </text:span><text:span text:style-name="T7">a</text:span><text:span text:style-name="T3">, or if that row is empty, equal 0.0. </text:span><text:span text:style-name="T4">Unlike the previous question, in this problem you may not assume that every row has the same length</text:span><text:span text:style-name="T3">.<text:line-break/></text:span></text:p>
        </text:list-item>
        <text:list-item>
          <text:p text:style-name="P16"><text:span text:style-name="T7">int[][] zigzag(int rows, int cols, int start)</text:span><text:span text:style-name="T3"> that creates and returns a two-dimensional array of integers with the given number of </text:span><text:span text:style-name="T7">rows</text:span><text:span text:style-name="T3"> and </text:span><text:span text:style-name="T7">cols</text:span><text:span text:style-name="T3">. This array should contain numbers ascending from </text:span><text:span text:style-name="T7">start</text:span><text:span text:style-name="T3"> listed in order in the consecutive rows, except that every row whose row index is odd is filled in reverse order. For example, if </text:span><text:span text:style-name="T7">rows</text:span><text:span text:style-name="T3"> is 3, </text:span><text:span text:style-name="T7">cols</text:span><text:span text:style-name="T3"> is 5 and </text:span><text:span text:style-name="T7">start</text:span><text:span text:style-name="T3"> is 14, this method would create and return a two-dimensional array with the elements<text:line-break/><text:line-break/></text:span><text:span text:style-name="T16">14<text:tab/>15<text:tab/>16<text:tab/>17<text:tab/>18<text:line-break/>23<text:tab/>22<text:tab/>21<text:tab/>20<text:tab/>19<text:line-break/>24<text:tab/>25<text:tab/>26<text:tab/>27<text:tab/>28<text:line-break/></text:span></text:p>
        </text:list-item>
        <text:list-item>
          <text:p text:style-name="P16"><text:span text:style-name="T7">double maximumDistance(double[][] pts)</text:span><text:span text:style-name="T3"> that is given a two-dimensional array </text:span><text:span text:style-name="T7">pts</text:span><text:span text:style-name="T3"> that is guaranteed to have at least two rows, and each row is guaranteed to have exactly three elements. Each row of this array </text:span><text:span text:style-name="T7">pts</text:span><text:span text:style-name="T3"> gives the (</text:span><text:span text:style-name="T7">x</text:span><text:span text:style-name="T3">, </text:span><text:span text:style-name="T7">y</text:span><text:span text:style-name="T3">, </text:span><text:span text:style-name="T7">z</text:span><text:span text:style-name="T3">) spatial coordinates of a point located in the three-dimensional space. This method should find the two points (that is, two rows of this array) that have the maximum distance from each other, and return this distance.<text:line-break/><text:line-break/>To calculate the distance between two points </text:span><text:span text:style-name="T16">p1</text:span><text:span text:style-name="T3"> and </text:span><text:span text:style-name="T16">p2</text:span><text:span text:style-name="T3"> given as </text:span><text:span text:style-name="T16">double[]</text:span><text:span text:style-name="T3">, use the method<text:line-break/><text:line-break/></text:span><text:span text:style-name="T16">private double distance(double[] p1, double[] p2) {<text:line-break/> <text:s/>double sum = 0.0;<text:line-break/> <text:s/>for(int i = 0; i &lt; p1.length; i++) {<text:line-break/> <text:s text:c="3"/>sum += (p1[i] - p2[i]) * (p1[i] - p2[i]);<text:line-break/> <text:s/>}<text:line-break/> <text:s/>return Math.sqrt(sum);<text:line-break/>}</text:span></text:p>
        </text:list-item>
      </text:list>
      <text:p text:style-name="P23"><text:bookmark text:name="_qizblbajoz7c"/><text:span text:style-name="T13">Lab 8: The problem practically solves itself</text:span></text:p>
      <text:p text:style-name="P3"/>
      <text:p text:style-name="P7"><text:span text:style-name="T3">JUnit: </text:span><text:a xlink:type="simple" xlink:href="https://github.com/ikokkari/Java109/blob/master/TestRecursionProblems.java" text:style-name="ListLabel_20_82" text:visited-style-name="ListLabel_20_82"><text:span text:style-name="T10">TestRecursionProblems.java</text:span></text:a></text:p>
      <text:p text:style-name="P3"/>
      <text:p text:style-name="P7"><text:span text:style-name="T3">In this lab, you get to try your hand with some recursion operating on arrays and subarrays. All of the following methods of the class </text:span><text:span text:style-name="T7">RecursionProblems</text:span><text:span text:style-name="T3"> must be fully recursive, with</text:span><text:span text:style-name="T4"> no loops allowed at all!</text:span><text:span text:style-name="T3"> (If-else statements are allowed, as they are not loops. But no </text:span><text:span text:style-name="T16">for</text:span><text:span text:style-name="T3">, </text:span><text:span text:style-name="T16">while </text:span><text:span text:style-name="T3">or </text:span><text:span text:style-name="T16">do-while</text:span><text:span text:style-name="T3">.) Because these methods are quite short, this time there are exceptionally </text:span><text:span text:style-name="T4">six methods to write</text:span><text:span text:style-name="T3"> instead of the usual four. The lab scoring rule changes for this week so that you start gaining any points for this lab at your </text:span><text:span text:style-name="T7">third</text:span><text:span text:style-name="T3"> method that passes the JUnit test, your first two solved problems being warm-up freebies.</text:span></text:p>
      <text:p text:style-name="P3"/>
      <text:p text:style-name="P7"><text:span text:style-name="T3">As in general with recursion, you should write these methods so that you don’t use any additional fields in the class to store the intermediate results, but you pass all the data that your methods need as parameters going down, and return them as results coming up. (Using local variables inside the method is perfectly acceptable.)</text:span></text:p>
      <text:p text:style-name="P3"/>
      <text:p text:style-name="P7"><text:span text:style-name="T3">As promised for all CCPS 109 labs, each method can assume that parameter values are legal, which in this lab means that the indices </text:span><text:span text:style-name="T7">start</text:span><text:span text:style-name="T3"> and </text:span><text:span text:style-name="T7">end</text:span><text:span text:style-name="T3"> are guaranteed to be legal indices within the bounds of </text:span><text:span text:style-name="T7">arr</text:span><text:span text:style-name="T3">. </text:span><text:span text:style-name="T4">Therefore the expression </text:span><text:span text:style-name="T14">arr.length</text:span><text:span text:style-name="T4"> should not appear anywhere in any of your methods!</text:span><text:span text:style-name="T3"> If you feel the urge to write </text:span><text:span text:style-name="T16">arr.length</text:span><text:span text:style-name="T3"> in your method, that means that you are doing something wrong.</text:span></text:p>
      <text:p text:style-name="P3"/>
      <text:list xml:id="list2618076844" text:style-name="WWNum1">
        <text:list-item>
          <text:p text:style-name="P19"><text:span text:style-name="T7">boolean allEqual(int[] arr, int start, int end)</text:span><text:span text:style-name="T3"> that checks if all elements in the subarray of </text:span><text:span text:style-name="T7">arr</text:span><text:span text:style-name="T3"> from </text:span><text:span text:style-name="T7">start</text:span><text:span text:style-name="T3"> to </text:span><text:span text:style-name="T7">end</text:span><text:span text:style-name="T3">, inclusive, are equal. Note that for the base case, all elements of an empty (that is, where </text:span><text:span text:style-name="T7">start</text:span><text:span text:style-name="T3"> &gt; </text:span><text:span text:style-name="T7">end</text:span><text:span text:style-name="T3">) or one-element subarray are equal by definition. After all, a subarray must by definition have at least two elements for it to have two different elements! (This principle generalizes to the counterintuitive but nonetheless true observation that any universal claim that you make about the members of an empty array is trivially true by definition.)<text:line-break/></text:span></text:p>
        </text:list-item>
        <text:list-item>
          <text:p text:style-name="P19"><text:span text:style-name="T7">void arraycopy(double[] src, int start, double[] tgt, int start2, int len)</text:span><text:span text:style-name="T3"> that copies </text:span><text:span text:style-name="T7">len</text:span><text:span text:style-name="T3"> elements from the location </text:span><text:span text:style-name="T7">start</text:span><text:span text:style-name="T3"> of array </text:span><text:span text:style-name="T7">src</text:span><text:span text:style-name="T3"> to the location </text:span><text:span text:style-name="T7">start2</text:span><text:span text:style-name="T3"> of array </text:span><text:span text:style-name="T7">tgt</text:span><text:span text:style-name="T3">. In other words, this method works exactly the same way as the method </text:span><text:span text:style-name="T7">System.arraycopy</text:span><text:span text:style-name="T3">. (Of course you are not allowed to call this existing method.) Hint: when </text:span><text:span text:style-name="T7">len</text:span><text:span text:style-name="T3"> is less than one, do nothing. Otherwise copy the first element, and then recursively copy the remaining </text:span><text:span text:style-name="T7">len </text:span><text:span text:style-name="T3">- 1 elements.<text:line-break/></text:span></text:p>
        </text:list-item>
        <text:list-item>
          <text:p text:style-name="P19"><text:span text:style-name="T7">boolean linearSearch(int[] arr, int x, int start, int end) </text:span><text:span text:style-name="T3">that checks if the unsorted array </text:span><text:span text:style-name="T7">arr</text:span><text:span text:style-name="T3"> contains the element </text:span><text:span text:style-name="T7">x</text:span><text:span text:style-name="T3"> anywhere in the subarray from </text:span><text:span text:style-name="T7">start</text:span><text:span text:style-name="T3"> and </text:span><text:span text:style-name="T7">end</text:span><text:span text:style-name="T3">, inclusive.<text:line-break/></text:span></text:p>
        </text:list-item>
        <text:list-item>
          <text:p text:style-name="P19"><text:span text:style-name="T7">void reverse(int[] arr, int start, int end)</text:span><text:span text:style-name="T3"> that reverses the order of the elements in the subarray of </text:span><text:span text:style-name="T7">arr</text:span><text:span text:style-name="T3"> from index </text:span><text:span text:style-name="T7">start</text:span><text:span text:style-name="T3"> to </text:span><text:span text:style-name="T7">end</text:span><text:span text:style-name="T3">, inclusive. Note that this method does not create and return a new array, but modifies the contents of the parameter array </text:span><text:span text:style-name="T7">arr</text:span><text:span text:style-name="T3"> in place by reassigning its elements. <text:line-break/></text:span></text:p>
        </text:list-item>
        <text:list-item>
          <text:p text:style-name="P19"><text:span text:style-name="T7">public void parityPartition(int[] arr, int start, int end)</text:span><text:span text:style-name="T3"> that modifies the subarray of </text:span><text:span text:style-name="T7">arr</text:span><text:span text:style-name="T3"> from </text:span><text:span text:style-name="T7">start</text:span><text:span text:style-name="T3"> to </text:span><text:span text:style-name="T7">end</text:span><text:span text:style-name="T3">, inclusive, in place so that all odd numbers are first together in one bunch, followed by all the even numbers in another bunch. The odd elements can end up in any order that you want inside the first bunch, as do the even elements for the second bunch. For example, if your array </text:span><text:span text:style-name="T7">a </text:span><text:span text:style-name="T3">is currently [2, -1, 3, 4, 8, 5, -7], after the call </text:span><text:span text:style-name="T7">parityPartition(a, 0, 6)</text:span><text:span text:style-name="T3">, the contents of this array might become [3, -1, -7, 5, 8, 4, 2]. (Hint: after testing for the base case of subarray that has only zero or one elements, parity status of both the first and the last element of the subarray, whichever way they might be, will somehow allow you to continue this recursion with a strictly smaller subarray.)<text:line-break/><text:line-break/>Note that the same as in the above example, the array </text:span><text:span text:style-name="T16">arr</text:span><text:span text:style-name="T3"> may contain negative numbers. For a negative integer </text:span><text:span text:style-name="T16">n</text:span><text:span text:style-name="T3">, the expression </text:span><text:span text:style-name="T16">n % 2</text:span><text:span text:style-name="T3"> equals </text:span><text:span text:style-name="T16">-1</text:span><text:span text:style-name="T3">, not </text:span><text:span text:style-name="T16">+1</text:span><text:span text:style-name="T3">. So the easiest way to handle this possibility is to use the test </text:span><text:span text:style-name="T16">(n % 2 != 0)</text:span><text:span text:style-name="T3"> to test whether </text:span><text:span text:style-name="T16">n</text:span><text:span text:style-name="T3"> is odd.<text:line-break/></text:span></text:p>
        </text:list-item>
        <text:list-item>
          <text:p text:style-name="P19"><text:span text:style-name="T7">int countRuns(int[] arr, int start, int end)</text:span><text:span text:style-name="T3"> that counts how many </text:span><text:span text:style-name="T4">runs</text:span><text:span text:style-name="T3"> (maximal consecutive blocks of equal elements) there are in the subarray of </text:span><text:span text:style-name="T7">arr</text:span><text:span text:style-name="T3"> from index </text:span><text:span text:style-name="T7">start</text:span><text:span text:style-name="T3"> to index </text:span><text:span text:style-name="T7">end</text:span><text:span text:style-name="T3">, inclusive. For example, the array [4, 4, 4, -2, 0, -8, -8, 3, 3, 3] has five runs, whereas the arrays [5, 5, 5, 5] and [42] each have only one run. An empty subarray (that is, when </text:span><text:span text:style-name="T7">start &gt; end</text:span><text:span text:style-name="T3">) has zero runs. (Hint: count how many elements are different from the next element.)</text:span></text:p>
        </text:list-item>
      </text:list>
      <text:p text:style-name="P3"/>
      <text:p text:style-name="P3"/>
      <text:p text:style-name="P24"><text:bookmark text:name="_6vb1cv1uevju"/><text:span text:style-name="T13">Lab 9: Those dreaded word problems</text:span></text:p>
      <text:p text:style-name="P3"/>
      <text:p text:style-name="P7"><text:span text:style-name="T3">JUnit: </text:span><text:a xlink:type="simple" xlink:href="https://github.com/ikokkari/Java109/blob/master/TestWordProblems.java" text:style-name="ListLabel_20_82" text:visited-style-name="ListLabel_20_82"><text:span text:style-name="T10">TestWordProblems.java</text:span></text:a></text:p>
      <text:p text:style-name="P3"/>
      <text:p text:style-name="P7"><text:span text:style-name="T3">In this week's lab, you write methods to operate on a list of words and practice using the </text:span><text:span text:style-name="T16">ArrayList</text:span><text:span text:style-name="T3"> class in the Java Collection Framework. The JUnit test class needs the data file </text:span><text:span text:style-name="T7">words_alpha.txt</text:span><text:span text:style-name="T3"> to run. Write the following methods in the class </text:span><text:span text:style-name="T7">WordProblems</text:span><text:span text:style-name="T3">. </text:span><text:span text:style-name="T4">From this wordlist file, the JUnit test class is guaranteed to only use the proper words consisting of only the English lowercase characters </text:span><text:span text:style-name="T8">a</text:span><text:span text:style-name="T4"> to </text:span><text:span text:style-name="T8">z</text:span><text:span text:style-name="T4">.</text:span><text:span text:style-name="T3"> Against my usually required principle of "Silence is golden", the JUnit test class should output a message "</text:span><text:span text:style-name="T16">Read 370103 words from words_alpha.txt.</text:span><text:span text:style-name="T3">" at initialization so that you know that the wordlist has been successfully read in. (Your methods should still only "be seen and not heard", though.)</text:span></text:p>
      <text:p text:style-name="P4"/>
      <text:p text:style-name="P7"><text:span text:style-name="T4">Your methods should not modify their parameter arraylist </text:span><text:span text:style-name="T14">words</text:span><text:span text:style-name="T4"> in any way</text:span><text:span text:style-name="T3">. Also, the JUnit test requires that every method must return the words that it finds in the same alphabetical order that they occur in the parameter list </text:span><text:span text:style-name="T16">words</text:span><text:span text:style-name="T3">. This should not be a problem, since your code will most likely process the words in alphabetical order.</text:span></text:p>
      <text:p text:style-name="P3"/>
      <text:list xml:id="list1190292886" text:style-name="WWNum3">
        <text:list-item>
          <text:p text:style-name="P12"><text:span text:style-name="T3">Write the method </text:span><text:span text:style-name="T16">ArrayList&lt;String&gt; findMatchingWords(ArrayList&lt;String&gt; words, String pattern)</text:span><text:span text:style-name="T3"> that creates and returns a new </text:span><text:span text:style-name="T16">ArrayList&lt;String&gt;</text:span><text:span text:style-name="T3"> that contains all words in </text:span><text:span text:style-name="T16">words</text:span><text:span text:style-name="T3"> that match the given </text:span><text:span text:style-name="T16">pattern</text:span><text:span text:style-name="T3"> so that the found word and the </text:span><text:span text:style-name="T16">pattern</text:span><text:span text:style-name="T3"> are the same length and contain the same characters in the same positions. The </text:span><text:span text:style-name="T16">pattern</text:span><text:span text:style-name="T3"> can also contain question mark characters as </text:span><text:span text:style-name="T4">wildcard characters</text:span><text:span text:style-name="T3"> that match </text:span><text:span text:style-name="T4">any letter that does not occur anywhere</text:span><text:span text:style-name="T3"> in the </text:span><text:span text:style-name="T16">pattern</text:span><text:span text:style-name="T3">, in the spirit of the game of </text:span><text:a xlink:type="simple" xlink:href="https://en.wikipedia.org/wiki/Hangman_(game)" text:style-name="ListLabel_20_82" text:visited-style-name="ListLabel_20_82"><text:span text:style-name="T10">Hangman</text:span></text:a><text:span text:style-name="T3">. <text:line-break/><text:line-break/>For example, the words </text:span><text:span text:style-name="T16">"bridge"</text:span><text:span text:style-name="T3"> and </text:span><text:span text:style-name="T16">"drudge"</text:span><text:span text:style-name="T3"> would match the pattern </text:span><text:span text:style-name="T16">"?r??ge"</text:span><text:span text:style-name="T3">, but the words </text:span><text:span text:style-name="T16">"dredge"</text:span><text:span text:style-name="T3"> and </text:span><text:span text:style-name="T16">"grunge"</text:span><text:span text:style-name="T3"> would not. (Use the </text:span><text:span text:style-name="T16">String</text:span><text:span text:style-name="T3"> method </text:span><text:span text:style-name="T16">indexOf</text:span><text:span text:style-name="T3"> to quickly determine whether some character occurs inside the </text:span><text:span text:style-name="T16">pattern</text:span><text:span text:style-name="T3">, or precompute a 26-element </text:span><text:span text:style-name="T16">boolean</text:span><text:span text:style-name="T3"> array to tell you this.)<text:line-break/></text:span></text:p>
        </text:list-item>
        <text:list-item>
          <text:p text:style-name="P12"><text:span text:style-name="T3">Write the method </text:span><text:span text:style-name="T16">ArrayList&lt;String&gt; findSemordnilaps(ArrayList&lt;String&gt; words)</text:span><text:span text:style-name="T3"> that creates and returns a new </text:span><text:span text:style-name="T16">ArrayList&lt;String&gt;</text:span><text:span text:style-name="T3"> that contains all </text:span><text:span text:style-name="T4">semordnilaps</text:span><text:span text:style-name="T3"> in </text:span><text:span text:style-name="T16">words</text:span><text:span text:style-name="T3">. A word is (slightly humorously) called a "semordnilap" (the word "palindromes" read backwards) if reading that word backwards gives you another word that is different from the original word. For example, the word </text:span><text:span text:style-name="T16">"tuba"</text:span><text:span text:style-name="T3"> is a semordnilap, since reading it backwards gives you a new word "</text:span><text:span text:style-name="T16">abut</text:span><text:span text:style-name="T3">". However, the word </text:span><text:span text:style-name="T16">"bob"</text:span><text:span text:style-name="T3"> is not a semordnilap, since it is an ordinary palindrome and reading it backwards produces the same word.<text:line-break/><text:line-break/>Remember that unlike </text:span><text:span text:style-name="T16">String</text:span><text:span text:style-name="T3"> class, the class </text:span><text:span text:style-name="T16">StringBuilder</text:span><text:span text:style-name="T3"> has a built in </text:span><text:span text:style-name="T16">reverse</text:span><text:span text:style-name="T3"> method, which should eliminate one inner loop from your code. You still have to convert back and forth from </text:span><text:span text:style-name="T16">String</text:span><text:span text:style-name="T3"> to </text:span><text:span text:style-name="T16">StringBuilder</text:span><text:span text:style-name="T3">, though. Also, since the list of </text:span><text:span text:style-name="T16">words</text:span><text:span text:style-name="T3"> is known to be in sorted dictionary order, you can use the utility method </text:span><text:a xlink:type="simple" xlink:href="https://docs.oracle.com/javase/8/docs/api/java/util/Collections.html#binarySearch-java.util.List-T-" text:style-name="ListLabel_20_84" text:visited-style-name="ListLabel_20_84"><text:span text:style-name="T12">Collections.binarySearch</text:span></text:a><text:span text:style-name="T3"> to quickly check whether the reverse of the given string is a word, instead of having to act like some "Shlemiel" and look for that reversed word by comparing it individually to every word in </text:span><text:span text:style-name="T16">words</text:span><text:span text:style-name="T3">. However, note that this method returns the negation of the insertion position whenever the word you search for is not in the list, so you need to test whether the returned result is greater than -1 to check if that word is in this list.</text:span></text:p>
        </text:list-item>
      </text:list>
      <text:p text:style-name="P3"/>
      <text:list xml:id="list151754871794377" text:continue-numbering="true" text:style-name="WWNum3">
        <text:list-item>
          <text:p text:style-name="P12"><text:span text:style-name="T3">Write a method </text:span><text:span text:style-name="T16">ArrayList&lt;String&gt; findAnagrams(ArrayList&lt;String&gt; words, String word)</text:span><text:span text:style-name="T3"> that creates and returns a new </text:span><text:span text:style-name="T16">ArrayList&lt;String&gt;</text:span><text:span text:style-name="T3"> that contains all words in </text:span><text:span text:style-name="T16">words</text:span><text:span text:style-name="T3"> that are anagrams of </text:span><text:span text:style-name="T16">word</text:span><text:span text:style-name="T3">, that is, contain the exact same characters but possibly in a different order. (Note that each word is trivially an anagram of itself.)<text:line-break/><text:line-break/>There are many ways to check whether two given strings are anagrams. Start by checking that both have the same length, which immediately determines for most pairs of strings that they cannot be anagrams. Then you can, for example, use an array of 26 integer counters to count how many times each character from </text:span><text:span text:style-name="T7">a</text:span><text:span text:style-name="T3"> to </text:span><text:span text:style-name="T7">z</text:span><text:span text:style-name="T3"> occurs in both strings. Alternatively, you can convert both strings to arrays (the class </text:span><text:span text:style-name="T16">String</text:span><text:span text:style-name="T3"> has built in </text:span><text:span text:style-name="T16">toCharArray()</text:span><text:span text:style-name="T3"> method to do this), sort these arrays and compare whether they are equal. The utility class </text:span><text:span text:style-name="T16">java.util.Arrays</text:span><text:span text:style-name="T3"> offers pretty convenient methods for these last two operations. But there exist even faster ways for anagram checking out there...<text:line-break/></text:span></text:p>
        </text:list-item>
        <text:list-item>
          <text:p text:style-name="P12"><text:span text:style-name="T3">Write a method </text:span><text:span text:style-name="T16">ArrayList&lt;String&gt; findOneLessWords(ArrayList&lt;String&gt; words, String word)</text:span><text:span text:style-name="T3"> that <text:s/>creates and returns a new </text:span><text:span text:style-name="T16">ArrayList&lt;String&gt;</text:span><text:span text:style-name="T3"> that contains all the words in </text:span><text:span text:style-name="T16">words</text:span><text:span text:style-name="T3"> that can be constructed by </text:span><text:span text:style-name="T4">removing exactly one character</text:span><text:span text:style-name="T3"> from the given </text:span><text:span text:style-name="T16">word</text:span><text:span text:style-name="T3"> and keeping the rest of the characters in the order that they were. For example, when given the word "stopper", this method could return words such as "sopper", "stoper" and "topper", and when given the word "ledger", this method could return words such as "edger", "ledge" and "leger".<text:line-break/><text:line-break/>Same as in previous problems, this method must return the list of words in sorted order and without duplicates. The fastest way to solve this problem is to loop through all the possible positions to remove a character from </text:span><text:span text:style-name="T16">word</text:span><text:span text:style-name="T3">, and then use </text:span><text:span text:style-name="T16">Collections.binarySearch</text:span><text:span text:style-name="T3"> to find out whether removing that character results in a word, adding each word to the result unless it is already there. The list of words is then sorted using </text:span><text:span text:style-name="T16">Collections.sort</text:span><text:span text:style-name="T3"> and returned to the caller.<text:line-break/><text:line-break/>(As a fun additional exercise, can you find the English language word that produces the largest possible number of words as the answer to this method? Truly hardcore students could even try to find the longest possible </text:span><text:span text:style-name="T4">chain of words</text:span><text:span text:style-name="T3"> so that each word is constructed from the previous word by removing one letter. The instructor has found several chains of eight words such as "</text:span><text:span text:style-name="T7">swaddler, waddler, wadder, wader, waer, war, ar, r</text:span><text:span text:style-name="T3">" or "</text:span><text:span text:style-name="T7">smaltine, saltine, saline, sline, sine, sie, ie, e</text:span><text:span text:style-name="T3">", but could there be a chain that contains nine words? How about in other languages whose wordlists you can download from the web?)</text:span></text:p>
        </text:list-item>
      </text:list>
      <text:p text:style-name="P24"><text:bookmark text:name="_cve3hhnuudpi"/><text:span text:style-name="T13">Lab 10: The Endgame</text:span></text:p>
      <text:p text:style-name="P3"/>
      <text:p text:style-name="P7"><text:span text:style-name="T3">JUnit: </text:span><text:a xlink:type="simple" xlink:href="http://www.scs.ryerson.ca/~ikokkari/new109/TestChessProblems.java" text:style-name="ListLabel_20_82" text:visited-style-name="ListLabel_20_82"><text:span text:style-name="T10">TestChessProblems.java</text:span></text:a></text:p>
      <text:p text:style-name="P3"/>
      <text:p text:style-name="P7"><text:span text:style-name="T4">No knowledge of chess or mastery of its play is required to solve the following problems</text:span><text:span text:style-name="T3">, other than the knowledge (or the ability to look up) how some particular type of chess piece moves. (Considering the historical and social significance of chess in all cultures in both East and West, the basic chess pieces and their moves should pretty much be part of the assumed general knowledge of any educated person anyway.)</text:span></text:p>
      <text:p text:style-name="P3"/>
      <text:p text:style-name="P7"><text:span text:style-name="T3">In this kind of problems, the chessboard can be of an arbitrary size </text:span><text:span text:style-name="T7">n</text:span><text:span text:style-name="T3"> * </text:span><text:span text:style-name="T7">n</text:span><text:span text:style-name="T3"> instead of the usual 8 * 8. The chess pieces still move and capture like they would in the normal 8 * 8 game of chess (but they can now move as far as they can within the board, not just up to the distance of 8 tiles), but otherwise </text:span><text:span text:style-name="T4">any square can contain any piece of either colour</text:span><text:span text:style-name="T3">, whatever each problem happens to need. (In some wacky chess problem, there could even be a thousand queens and another thousand kings simultaneously on the board!) The squares of the board are numbered the same way as in Java two-dimensional arrays, with their row and column indices from the range 0 to </text:span><text:span text:style-name="T7">n</text:span><text:span text:style-name="T3"> - 1.</text:span></text:p>
      <text:p text:style-name="P3"/>
      <text:p text:style-name="P7"><text:span text:style-name="T3">Write the following methods in the class named </text:span><text:span text:style-name="T7">ChessProblems</text:span><text:span text:style-name="T3">. In each method, try to use as few levels of nested loops as possible. In each problem, the recommended number of nested loops is given in parentheses after the problem. (Try not to be a </text:span><text:span text:style-name="T4">multidimensional Shlemiel</text:span><text:span text:style-name="T3">, the </text:span><text:span text:style-name="T7">k</text:span><text:span text:style-name="T3">-dimensional generalization of the simple one-dimensional Shlemiel who uses two nested for-loops to do something to an array that could be done with just one loop. The JUnit test methods are of course written to be heavy enough so that they will get very slow for multidimensional Shlemiels who use more than the necessary number of levels of nested loops.)</text:span></text:p>
      <text:p text:style-name="P3"/>
      <text:p text:style-name="P7"><text:span text:style-name="T3">Start by copy-pasting the following method to your </text:span><text:span text:style-name="T7">ChessProblems</text:span><text:span text:style-name="T3"> class, since it will come handy for both questions 2 and 3. This method checks whether the coordinates (</text:span><text:span text:style-name="T7">i</text:span><text:span text:style-name="T3">, </text:span><text:span text:style-name="T7">j</text:span><text:span text:style-name="T3">) are inside the </text:span><text:span text:style-name="T7">n</text:span><text:span text:style-name="T3">*</text:span><text:span text:style-name="T7">n</text:span><text:span text:style-name="T3"> chessboard, to prevent your method from crashing because of index out of bounds error.</text:span></text:p>
      <text:p text:style-name="P3"/>
      <text:p text:style-name="P7"><text:span text:style-name="T17">private static boolean inside(int i, int j, int n) {<text:line-break/> <text:s text:c="3"/>return 0 &lt;= i &amp;&amp; i &lt; n &amp;&amp; 0 &lt;= j &amp;&amp; j &lt; n;<text:line-break/>}</text:span></text:p>
      <text:p text:style-name="P3"/>
      <text:list xml:id="list716344236" text:style-name="WWNum4">
        <text:list-item>
          <text:p text:style-name="P13"><text:span text:style-name="T3">Write a method </text:span><text:span text:style-name="T7">public int countSafeSquaresRooks(int n, boolean[][] rooks)</text:span><text:span text:style-name="T3"> that is given an </text:span><text:span text:style-name="T7">n</text:span><text:span text:style-name="T3"> * </text:span><text:span text:style-name="T7">n</text:span><text:span text:style-name="T3"> board that is guaranteed to contain only </text:span><text:span text:style-name="T4">rooks of the same colour</text:span><text:span text:style-name="T3">, with the parameter array </text:span><text:span text:style-name="T7">rooks</text:span><text:span text:style-name="T3"> telling whether a given square contains a rook. This method should count and return the number of empty squares on the board that are not threatened by any rook. A square is threatened by a rook in the same row or column. (</text:span><text:span text:style-name="T4">2 levels of nesting</text:span><text:span text:style-name="T3">. Hint: use two one-dimensional </text:span><text:span text:style-name="T7">boolean</text:span><text:span text:style-name="T3"> arrays to keep track which rows and columns have been discovered to have a rook somewhere in them.)</text:span></text:p>
        </text:list-item>
      </text:list>
      <text:p text:style-name="P3"/>
      <text:list xml:id="list151753698825217" text:continue-numbering="true" text:style-name="WWNum4">
        <text:list-item>
          <text:p text:style-name="P15"><text:span text:style-name="T3">Write a method </text:span><text:span text:style-name="T7">public int countKnightMoves(int n, boolean[][] knights)</text:span><text:span text:style-name="T3"> that counts how many moves are possible on an </text:span><text:span text:style-name="T7">n</text:span><text:span text:style-name="T3"> * </text:span><text:span text:style-name="T7">n</text:span><text:span text:style-name="T3"> chessboard where every piece is a </text:span><text:span text:style-name="T4">knight of the same colour</text:span><text:span text:style-name="T3">, with the array </text:span><text:span text:style-name="T7">knights</text:span><text:span text:style-name="T3"> telling whether the given square contains a knight. This method should count how many different moves are possible in the current board, adding up the number of moves that each knight can do. Unlike other chess pieces, chess knight can jump over other knights, but cannot move into a square that already contains another knight, or jump outside the board. (</text:span><text:span text:style-name="T4">3 levels of nesting</text:span><text:span text:style-name="T3">: two for the possible positions on the board, and one for the eight possible directions that each chess knight can potentially move to.)<text:line-break/><text:line-break/></text:span><text:span text:style-name="T4">Hint</text:span><text:span text:style-name="T3">: you might find the following two-dimensional array quite useful. Its each two-element row tells you how many steps the knight takes to the </text:span><text:span text:style-name="T7">x</text:span><text:span text:style-name="T3">- and </text:span><text:span text:style-name="T7">y</text:span><text:span text:style-name="T3">-directions when moving to the particular direction chosen from the eight possible directions of a chess knight.<text:line-break/><text:line-break/></text:span><text:span text:style-name="T17">private static final int[][] knightMoves = {<text:line-break/> <text:s text:c="2"/>{2, 1}, {1, 2}, {-1, 2}, {-2, 1}, {-2, -1}, {-1, -2}, {1, -2}, {2, -1}<text:line-break/>};</text:span><text:span text:style-name="T16"><text:line-break/></text:span></text:p>
        </text:list-item>
        <text:list-item>
          <text:p text:style-name="P15"><text:span text:style-name="T3">Write a method </text:span><text:span text:style-name="T7">public int countPawnMoves(int n, char[][] board)</text:span><text:span text:style-name="T3"> that, similar to previous method, counts how many moves are possible on a board that contains some number of white and black pawns, and no other pieces, in arbitrary positions. The board is now given as an </text:span><text:span text:style-name="T7">n</text:span><text:span text:style-name="T3">*</text:span><text:span text:style-name="T7">n</text:span><text:span text:style-name="T3"> array of characters, with the possible values </text:span><text:span text:style-name="T16">'w'</text:span><text:span text:style-name="T3"> for white pawn, </text:span><text:span text:style-name="T16">'b'</text:span><text:span text:style-name="T3"> for black pawn, and the whitespace character </text:span><text:span text:style-name="T16">' '</text:span><text:span text:style-name="T3"> for an empty square. <text:line-break/><text:line-break/>Each chess pawn has up to three possible moves: it can move either </text:span><text:span text:style-name="T4">one step directly forward</text:span><text:span text:style-name="T3"> into an empty square, or either </text:span><text:span text:style-name="T4">one step forward and left, or one step forward and right</text:span><text:span text:style-name="T3"> to capture a pawn of opposite colour. (In this problem, the </text:span><text:span text:style-name="T7">en passant</text:span><text:span text:style-name="T3"> captures for pawns do not exist, nor does the promotion to higher rank when reaching the row on the opposite side.) A pawn cannot move outside the board or into a square occupied by another pawn of the same colour.<text:line-break/><text:line-break/>Note that unlike in actual chess diagrams whose row numbering system conventionally increases to the opposite direction than Java array indexing, for white pawns "forward" means the direction of </text:span><text:span text:style-name="T4">decreasing</text:span><text:span text:style-name="T3"> row number (so a white pawn in square (</text:span><text:span text:style-name="T7">i</text:span><text:span text:style-name="T3">, </text:span><text:span text:style-name="T7">j</text:span><text:span text:style-name="T3">) might move to squares (</text:span><text:span text:style-name="T7">i </text:span><text:span text:style-name="T3">- 1, </text:span><text:span text:style-name="T7">j </text:span><text:span text:style-name="T3">- 1), (</text:span><text:span text:style-name="T7">i </text:span><text:span text:style-name="T3">- 1, </text:span><text:span text:style-name="T7">j</text:span><text:span text:style-name="T3">) and (</text:span><text:span text:style-name="T7">i</text:span><text:span text:style-name="T3"> - 1, </text:span><text:span text:style-name="T7">j</text:span><text:span text:style-name="T3"> + 1), depending on what is in those squares). For black pawns, "forward" means the direction of </text:span><text:span text:style-name="T4">increasing</text:span><text:span text:style-name="T3"> row number. <text:line-break/><text:line-break/>(</text:span><text:span text:style-name="T4">Three nested loops</text:span><text:span text:style-name="T3">, with the outermost loop running for exactly two rounds, once for white pawns, once for the blacks, with the two inner loops looping through the positions of the chessboard. This could be done by unrolling from three loops to two by copy-pasting the entire logic for two separate blocks for white and black pawns, but that would be ugly.)</text:span></text:p>
        </text:list-item>
      </text:list>
      <text:p text:style-name="P1"/>
      <text:list xml:id="list151754590092779" text:continue-numbering="true" text:style-name="WWNum4">
        <text:list-item>
          <text:p text:style-name="P15"><text:span text:style-name="T3">Write a method </text:span><text:span text:style-name="T7">public int countSafeSquaresQueens(int n, boolean[][] queens)</text:span><text:span text:style-name="T3"> that works the same as the first method, but this time for chess queens instead of rooks. A queen threatens every square not just in the same row and column, but also in the same diagonal for all four diagonal directions. (</text:span><text:span text:style-name="T4">2 levels of nesting, by generalizing the boolean array approach used for rooks</text:span><text:span text:style-name="T3">. See the hint below.)<text:line-break/><text:line-break/></text:span><text:span text:style-name="T4">Hint</text:span><text:span text:style-name="T3">: In an </text:span><text:span text:style-name="T7">n</text:span><text:span text:style-name="T3"> * </text:span><text:span text:style-name="T7">n</text:span><text:span text:style-name="T3"> chessboard, there are </text:span><text:span text:style-name="T7">n</text:span><text:span text:style-name="T3"> rows, </text:span><text:span text:style-name="T7">n</text:span><text:span text:style-name="T3"> columns, 2 * </text:span><text:span text:style-name="T7">n</text:span><text:span text:style-name="T3"> - 1 diagonals going northeast, and 2 * </text:span><text:span text:style-name="T7">n</text:span><text:span text:style-name="T3"> - 1 diagonals going southeast. Allocate four boolean arrays, two of which are size </text:span><text:span text:style-name="T7">n</text:span><text:span text:style-name="T3"> just like in the rooks problem, and two are of size 2 * </text:span><text:span text:style-name="T7">n</text:span><text:span text:style-name="T3"> for the diagonals. <text:line-break/><text:line-break/>The square with coordinates (</text:span><text:span text:style-name="T7">i</text:span><text:span text:style-name="T3">, </text:span><text:span text:style-name="T7">j</text:span><text:span text:style-name="T3">) resides in row </text:span><text:span text:style-name="T7">i</text:span><text:span text:style-name="T3">, column </text:span><text:span text:style-name="T7">j</text:span><text:span text:style-name="T3">, SE diagonal (</text:span><text:span text:style-name="T7">n</text:span><text:span text:style-name="T3"> - </text:span><text:span text:style-name="T7">i</text:span><text:span text:style-name="T3"> + </text:span><text:span text:style-name="T7">j</text:span><text:span text:style-name="T3">) and NE diagonal (</text:span><text:span text:style-name="T7">i</text:span><text:span text:style-name="T3"> + </text:span><text:span text:style-name="T7">j</text:span><text:span text:style-name="T3">). Your method should loop through the entire chessboard, and for each queen that you find, update the four boolean arrays using these indices. After this, loop through the entire chessboard again, and count how many squares are safe from attack from all direc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font-name="Times New Roman" fo:font-family="'Times New Roman'" style:font-family-generic="roman" style:font-pitch="variable" style:text-underline-style="solid" style:text-underline-width="auto" style:text-underline-color="font-color"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ListLabel_20_84" style:display-name="ListLabel 84"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style:list-level-properties>
      </text:list-level-style-number>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style:list-level-properties>
      </text:list-level-style-number>
      <text:list-level-style-bullet text:level="2" text:style-name="ListLabel_20_65"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3" text:style-name="ListLabel_20_66"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Times New Roman1"/>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93" meta:word-count="7401" meta:character-count="42525" meta:non-whitespace-character-count="35167"/>
    <meta:generator>LibreOfficeDev/6.0.5.2$Linux_X86_64 LibreOffice_project/</meta:generator>
  </office:meta>
</office:document-meta>
</file>